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1200002B4900000A519885FD7C2A6ACCFE.wmf" manifest:media-type="image/x-wm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48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9.44mm"/>
    </style:style>
    <style:style style:name="co4" style:family="table-column">
      <style:table-column-properties fo:break-before="auto" style:column-width="31.29mm"/>
    </style:style>
    <style:style style:name="co5" style:family="table-column">
      <style:table-column-properties fo:break-before="auto" style:column-width="33.13mm"/>
    </style:style>
    <style:style style:name="co6" style:family="table-column">
      <style:table-column-properties fo:break-before="auto" style:column-width="26.46mm"/>
    </style:style>
    <style:style style:name="co7" style:family="table-column">
      <style:table-column-properties fo:break-before="auto" style:column-width="25.1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7.41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9.7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67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color="#000000"/>
    </style:style>
    <style:style style:name="ce7" style:family="table-cell" style:parent-style-name="Default" style:data-style-name="N0">
      <style:table-cell-properties fo:border-bottom="0.06pt solid #000000" fo:background-color="#ffff99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/>
    </style:style>
    <style:style style:name="ce10" style:family="table-cell" style:parent-style-name="Default" style:data-style-name="N4">
      <style:text-properties fo:color="#000000"/>
    </style:style>
    <style:style style:name="ce11" style:family="table-cell" style:parent-style-name="Default" style:data-style-name="N3">
      <style:text-properties fo:color="#000000"/>
    </style:style>
    <style:style style:name="ce12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3" style:family="table-cell" style:parent-style-name="Vírgula" style:data-style-name="N4">
      <style:table-cell-properties fo:border-bottom="none" fo:border-left="0.06pt solid #000000" fo:border-right="0.06pt solid #000000" fo:border-top="0.06pt solid #000000"/>
      <style:text-properties fo:color="#000000"/>
    </style:style>
    <style:style style:name="ce14" style:family="table-cell" style:parent-style-name="Vírgula" style:data-style-name="N4">
      <style:table-cell-properties fo:border-bottom="none" fo:border-left="0.06pt solid #000000" fo:border-right="0.06pt solid #000000" fo:border-top="none"/>
      <style:text-properties fo:color="#000000"/>
    </style:style>
    <style:style style:name="ce15" style:family="table-cell" style:parent-style-name="Vírgula" style:data-style-name="N4">
      <style:table-cell-properties fo:border-bottom="0.06pt solid #000000" fo:border-left="0.06pt solid #000000" fo:border-right="0.06pt solid #000000" fo:border-top="none"/>
      <style:text-properties fo:color="#000000"/>
    </style:style>
    <style:style style:name="ce16" style:family="table-cell" style:parent-style-name="Vírgula" style:data-style-name="N4">
      <style:table-cell-properties fo:border="0.06pt solid #000000" style:vertical-align="middle"/>
      <style:text-properties fo:color="#000000" fo:font-weight="bold" style:font-weight-asian="bold" style:font-weight-complex="bold"/>
    </style:style>
    <style:style style:name="ce17" style:family="table-cell" style:parent-style-name="Vírgula" style:data-style-name="N4">
      <style:table-cell-properties fo:border-bottom="none" fo:border-left="0.06pt solid #000000" fo:border-right="0.06pt solid #000000" fo:border-top="none" style:vertical-align="middle"/>
      <style:text-properties fo:color="#000000"/>
    </style:style>
    <style:style style:name="ce18" style:family="table-cell" style:parent-style-name="Vírgula" style:data-style-name="N4">
      <style:table-cell-properties fo:border="0.06pt solid #000000"/>
      <style:text-properties fo:color="#000000"/>
    </style:style>
    <style:style style:name="ce19" style:family="table-cell" style:parent-style-name="Default" style:data-style-name="N113">
      <style:text-properties fo:color="#000000"/>
    </style:style>
    <style:style style:name="ce20" style:family="table-cell" style:parent-style-name="Default" style:data-style-name="N0">
      <style:table-cell-properties fo:border-bottom="0.06pt solid #000000" fo:background-color="#ffff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21" style:family="table-cell" style:parent-style-name="Vírgula" style:data-style-name="N4">
      <style:table-cell-properties fo:border-bottom="none" fo:border-left="0.06pt solid #000000" fo:border-right="none" fo:border-top="0.06pt solid #000000"/>
      <style:text-properties fo:color="#000000"/>
    </style:style>
    <style:style style:name="ce22" style:family="table-cell" style:parent-style-name="Vírgula" style:data-style-name="N4">
      <style:table-cell-properties fo:border-bottom="none" fo:border-left="0.06pt solid #000000" fo:border-right="none" fo:border-top="none"/>
      <style:text-properties fo:color="#000000"/>
    </style:style>
    <style:style style:name="ce23" style:family="table-cell" style:parent-style-name="Vírgula" style:data-style-name="N4">
      <style:table-cell-properties fo:border-bottom="0.06pt solid #000000" fo:border-left="0.06pt solid #000000" fo:border-right="none" fo:border-top="none"/>
      <style:text-properties fo:color="#000000"/>
    </style:style>
    <style:style style:name="ce24" style:family="table-cell" style:parent-style-name="Vírgula" style:data-style-name="N4">
      <style:table-cell-properties fo:border-bottom="0.06pt solid #000000" fo:border-left="0.06pt solid #000000" fo:border-right="none" fo:border-top="0.06pt solid #000000" style:vertical-align="middle"/>
      <style:text-properties fo:color="#000000" fo:font-weight="bold" style:font-weight-asian="bold" style:font-weight-complex="bold"/>
    </style:style>
    <style:style style:name="ce25" style:family="table-cell" style:parent-style-name="Vírgula" style:data-style-name="N4">
      <style:table-cell-properties fo:border-bottom="none" fo:border-left="0.06pt solid #000000" fo:border-right="none" fo:border-top="none" style:vertical-align="middle"/>
      <style:text-properties fo:color="#000000"/>
    </style:style>
    <style:style style:name="ce26" style:family="table-cell" style:parent-style-name="Vírgula" style:data-style-name="N4">
      <style:table-cell-properties fo:border-bottom="0.06pt solid #000000" fo:border-left="0.06pt solid #000000" fo:border-right="none" fo:border-top="0.06pt solid #000000"/>
      <style:text-properties fo:color="#000000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/>
      <style:text-properties fo:color="#000000"/>
    </style:style>
    <style:style style:name="gr1" style:family="graphic">
      <style:graphic-properties draw:stroke="none" draw:fill="none" fo:clip="rect(0mm, 0mm, 0mm, 0mm)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7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3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number-columns-repeated="993" table:default-cell-style-name="ce2"/>
        <table:table-row table:style-name="ro1">
          <table:table-cell table:style-name="ce2">
            <draw:frame table:end-cell-address="Planilha1.B4" table:end-x="6.62mm" table:end-y="1.59mm" draw:z-index="0" draw:name="Picture 2" draw:style-name="gr1" draw:text-style-name="P1" svg:width="106.1mm" svg:height="16.94mm" svg:x="0mm" svg:y="0mm">
              <draw:image xlink:href="Pictures/2000001200002B4900000A519885FD7C2A6ACCFE.wmf" xlink:type="simple" xlink:show="embed" xlink:actuate="onLoad">
                <text:p/>
              </draw:image>
            </draw:frame>
          </table:table-cell>
          <table:table-cell table:style-name="ce10"/>
          <table:table-cell table:number-columns-repeated="1022"/>
        </table:table-row>
        <table:table-row table:style-name="ro1">
          <table:table-cell table:style-name="ce2"/>
          <table:table-cell table:style-name="ce11"/>
          <table:table-cell table:number-columns-repeated="1022"/>
        </table:table-row>
        <table:table-row table:style-name="ro2">
          <table:table-cell table:style-name="ce2"/>
          <table:table-cell table:style-name="ce11"/>
          <table:table-cell table:number-columns-repeated="1022"/>
        </table:table-row>
        <table:table-row table:style-name="ro3">
          <table:table-cell table:style-name="ce3" office:value-type="string" calcext:value-type="string" table:number-columns-spanned="29" table:number-rows-spanned="1">
            <text:p>ARRECADAÇÃO DAS RECEITAS FEDERAIS POR UNIDADE DA FEDERAÇÃO ( preços correntes )</text:p>
          </table:table-cell>
          <table:covered-table-cell table:number-columns-repeated="28"/>
          <table:table-cell table:number-columns-repeated="995"/>
        </table:table-row>
        <table:table-row table:style-name="ro4">
          <table:table-cell table:style-name="ce4" office:value-type="string" calcext:value-type="string" table:number-columns-spanned="29" table:number-rows-spanned="1">
            <text:p>Período: Novembro - 2021</text:p>
          </table:table-cell>
          <table:covered-table-cell table:number-columns-repeated="28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m R$1,00</text:p>
          </table:table-cell>
          <table:table-cell table:number-columns-repeated="1023"/>
        </table:table-row>
        <table:table-row table:style-name="ro5">
          <table:table-cell table:style-name="ce7" office:value-type="string" calcext:value-type="string">
            <text:p>RECEITAS </text:p>
          </table:table-cell>
          <table:table-cell table:style-name="ce12" office:value-type="string" calcext:value-type="string">
            <text:p>AC</text:p>
          </table:table-cell>
          <table:table-cell table:style-name="ce12" office:value-type="string" calcext:value-type="string">
            <text:p>AL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AP</text:p>
          </table:table-cell>
          <table:table-cell table:style-name="ce12" office:value-type="string" calcext:value-type="string">
            <text:p>BA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DF</text:p>
          </table:table-cell>
          <table:table-cell table:style-name="ce12" office:value-type="string" calcext:value-type="string">
            <text:p>ES</text:p>
          </table:table-cell>
          <table:table-cell table:style-name="ce12" office:value-type="string" calcext:value-type="string">
            <text:p>GO</text:p>
          </table:table-cell>
          <table:table-cell table:style-name="ce12" office:value-type="string" calcext:value-type="string">
            <text:p>MA</text:p>
          </table:table-cell>
          <table:table-cell table:style-name="ce12" office:value-type="string" calcext:value-type="string">
            <text:p>MG</text:p>
          </table:table-cell>
          <table:table-cell table:style-name="ce12" office:value-type="string" calcext:value-type="string">
            <text:p>MS</text:p>
          </table:table-cell>
          <table:table-cell table:style-name="ce12" office:value-type="string" calcext:value-type="string">
            <text:p>MT</text:p>
          </table:table-cell>
          <table:table-cell table:style-name="ce12" office:value-type="string" calcext:value-type="string">
            <text:p>PA</text:p>
          </table:table-cell>
          <table:table-cell table:style-name="ce12" office:value-type="string" calcext:value-type="string">
            <text:p>PB</text:p>
          </table:table-cell>
          <table:table-cell table:style-name="ce12" office:value-type="string" calcext:value-type="string">
            <text:p>PE</text:p>
          </table:table-cell>
          <table:table-cell table:style-name="ce12" office:value-type="string" calcext:value-type="string">
            <text:p>PI</text:p>
          </table:table-cell>
          <table:table-cell table:style-name="ce12" office:value-type="string" calcext:value-type="string">
            <text:p>PR</text:p>
          </table:table-cell>
          <table:table-cell table:style-name="ce12" office:value-type="string" calcext:value-type="string">
            <text:p>RJ</text:p>
          </table:table-cell>
          <table:table-cell table:style-name="ce12" office:value-type="string" calcext:value-type="string">
            <text:p>RN</text:p>
          </table:table-cell>
          <table:table-cell table:style-name="ce12" office:value-type="string" calcext:value-type="string">
            <text:p>RO</text:p>
          </table:table-cell>
          <table:table-cell table:style-name="ce12" office:value-type="string" calcext:value-type="string">
            <text:p>RR</text:p>
          </table:table-cell>
          <table:table-cell table:style-name="ce12" office:value-type="string" calcext:value-type="string">
            <text:p>RS</text:p>
          </table:table-cell>
          <table:table-cell table:style-name="ce12" office:value-type="string" calcext:value-type="string">
            <text:p>SC</text:p>
          </table:table-cell>
          <table:table-cell table:style-name="ce12" office:value-type="string" calcext:value-type="string">
            <text:p>SE</text:p>
          </table:table-cell>
          <table:table-cell table:style-name="ce12" office:value-type="string" calcext:value-type="string">
            <text:p>SP</text:p>
          </table:table-cell>
          <table:table-cell table:style-name="ce12" office:value-type="string" calcext:value-type="string">
            <text:p>TO</text:p>
          </table:table-cell>
          <table:table-cell table:style-name="ce20" office:value-type="string" calcext:value-type="string">
            <text:p>TOTAL</text:p>
          </table:table-cell>
          <table:table-cell table:style-name="ce27" table:number-columns-repeated="995"/>
        </table:table-row>
        <table:table-row table:style-name="ro6">
          <table:table-cell table:style-name="ce6" office:value-type="string" calcext:value-type="string">
            <text:p>IMPOSTO SOBRE IMPORTAÇÃO</text:p>
          </table:table-cell>
          <table:table-cell table:style-name="ce13" office:value-type="float" office:value="155.4" calcext:value-type="float">
            <text:p>155,40</text:p>
          </table:table-cell>
          <table:table-cell table:style-name="ce13" office:value-type="float" office:value="13656.25" calcext:value-type="float">
            <text:p>13.656,25</text:p>
          </table:table-cell>
          <table:table-cell table:style-name="ce13" office:value-type="float" office:value="93533904.21" calcext:value-type="float">
            <text:p>93.533.904,21</text:p>
          </table:table-cell>
          <table:table-cell table:style-name="ce13" office:value-type="float" office:value="8842.45" calcext:value-type="float">
            <text:p>8.842,45</text:p>
          </table:table-cell>
          <table:table-cell table:style-name="ce13" office:value-type="float" office:value="105804626.89" calcext:value-type="float">
            <text:p>105.804.626,89</text:p>
          </table:table-cell>
          <table:table-cell table:style-name="ce13" office:value-type="float" office:value="131608332.61" calcext:value-type="float">
            <text:p>131.608.332,61</text:p>
          </table:table-cell>
          <table:table-cell table:style-name="ce13" office:value-type="float" office:value="2520924.83" calcext:value-type="float">
            <text:p>2.520.924,83</text:p>
          </table:table-cell>
          <table:table-cell table:style-name="ce13" office:value-type="float" office:value="238051508.96" calcext:value-type="float">
            <text:p>238.051.508,96</text:p>
          </table:table-cell>
          <table:table-cell table:style-name="ce13" office:value-type="float" office:value="31321417.15" calcext:value-type="float">
            <text:p>31.321.417,15</text:p>
          </table:table-cell>
          <table:table-cell table:style-name="ce13" office:value-type="float" office:value="2466004.93" calcext:value-type="float">
            <text:p>2.466.004,93</text:p>
          </table:table-cell>
          <table:table-cell table:style-name="ce13" office:value-type="float" office:value="132153939.82" calcext:value-type="float">
            <text:p>132.153.939,82</text:p>
          </table:table-cell>
          <table:table-cell table:style-name="ce13" office:value-type="float" office:value="222065.69" calcext:value-type="float">
            <text:p>222.065,69</text:p>
          </table:table-cell>
          <table:table-cell table:style-name="ce13" office:value-type="float" office:value="3033431.34" calcext:value-type="float">
            <text:p>3.033.431,34</text:p>
          </table:table-cell>
          <table:table-cell table:style-name="ce13" office:value-type="float" office:value="9326157.21" calcext:value-type="float">
            <text:p>9.326.157,21</text:p>
          </table:table-cell>
          <table:table-cell table:style-name="ce13" office:value-type="float" office:value="9071808.4" calcext:value-type="float">
            <text:p>9.071.808,40</text:p>
          </table:table-cell>
          <table:table-cell table:style-name="ce13" office:value-type="float" office:value="151279699.92" calcext:value-type="float">
            <text:p>151.279.699,92</text:p>
          </table:table-cell>
          <table:table-cell table:style-name="ce13" office:value-type="float" office:value="43599.33" calcext:value-type="float">
            <text:p>43.599,33</text:p>
          </table:table-cell>
          <table:table-cell table:style-name="ce13" office:value-type="float" office:value="488949518.09" calcext:value-type="float">
            <text:p>488.949.518,09</text:p>
          </table:table-cell>
          <table:table-cell table:style-name="ce13" office:value-type="float" office:value="349924589.4" calcext:value-type="float">
            <text:p>349.924.589,40</text:p>
          </table:table-cell>
          <table:table-cell table:style-name="ce13" office:value-type="float" office:value="1677881.95" calcext:value-type="float">
            <text:p>1.677.881,95</text:p>
          </table:table-cell>
          <table:table-cell table:style-name="ce13" office:value-type="float" office:value="32911.09" calcext:value-type="float">
            <text:p>32.911,09</text:p>
          </table:table-cell>
          <table:table-cell table:style-name="ce13" office:value-type="float" office:value="59137.35" calcext:value-type="float">
            <text:p>59.137,35</text:p>
          </table:table-cell>
          <table:table-cell table:style-name="ce13" office:value-type="float" office:value="147611012.1" calcext:value-type="float">
            <text:p>147.611.012,10</text:p>
          </table:table-cell>
          <table:table-cell table:style-name="ce13" office:value-type="float" office:value="1178916229.11" calcext:value-type="float">
            <text:p>1.178.916.229,11</text:p>
          </table:table-cell>
          <table:table-cell table:style-name="ce13" office:value-type="float" office:value="2349113.17" calcext:value-type="float">
            <text:p>2.349.113,17</text:p>
          </table:table-cell>
          <table:table-cell table:style-name="ce13" office:value-type="float" office:value="2486881747.98" calcext:value-type="float">
            <text:p>2.486.881.747,98</text:p>
          </table:table-cell>
          <table:table-cell table:style-name="ce13" office:value-type="float" office:value="105.82" calcext:value-type="float">
            <text:p>105,82</text:p>
          </table:table-cell>
          <table:table-cell table:style-name="ce21" office:value-type="float" office:value="5566862321.45" calcext:value-type="float">
            <text:p>5.566.862.321,45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IMPOSTO SOBRE EXPORTAÇÃO</text:p>
          </table:table-cell>
          <table:table-cell table:style-name="ce14" office:value-type="float" office:value="12.39" calcext:value-type="float">
            <text:p>12,39</text:p>
          </table:table-cell>
          <table:table-cell table:style-name="ce14" office:value-type="float" office:value="1608.06" calcext:value-type="float">
            <text:p>1.608,06</text:p>
          </table:table-cell>
          <table:table-cell table:style-name="ce14" office:value-type="float" office:value="13" calcext:value-type="float">
            <text:p>13,00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063.86" calcext:value-type="float">
            <text:p>1.063,86</text:p>
          </table:table-cell>
          <table:table-cell table:style-name="ce14" office:value-type="float" office:value="31.75" calcext:value-type="float">
            <text:p>31,75</text:p>
          </table:table-cell>
          <table:table-cell table:style-name="ce14" office:value-type="float" office:value="75.48" calcext:value-type="float">
            <text:p>75,48</text:p>
          </table:table-cell>
          <table:table-cell table:style-name="ce14" office:value-type="float" office:value="-285.85" calcext:value-type="float">
            <text:p>-285,85</text:p>
          </table:table-cell>
          <table:table-cell table:style-name="ce14" office:value-type="float" office:value="4754.22" calcext:value-type="float">
            <text:p>4.754,22</text:p>
          </table:table-cell>
          <table:table-cell table:style-name="ce14" office:value-type="float" office:value="-7.96" calcext:value-type="float">
            <text:p>-7,96</text:p>
          </table:table-cell>
          <table:table-cell table:style-name="ce14" office:value-type="float" office:value="-1676.07" calcext:value-type="float">
            <text:p>-1.676,07</text:p>
          </table:table-cell>
          <table:table-cell table:style-name="ce14" office:value-type="float" office:value="1880.73" calcext:value-type="float">
            <text:p>1.880,73</text:p>
          </table:table-cell>
          <table:table-cell table:style-name="ce14" office:value-type="float" office:value="1982.82" calcext:value-type="float">
            <text:p>1.982,82</text:p>
          </table:table-cell>
          <table:table-cell table:style-name="ce14" office:value-type="float" office:value="279.02" calcext:value-type="float">
            <text:p>279,02</text:p>
          </table:table-cell>
          <table:table-cell table:style-name="ce14" office:value-type="float" office:value="-1762.35" calcext:value-type="float">
            <text:p>-1.762,35</text:p>
          </table:table-cell>
          <table:table-cell table:style-name="ce14" office:value-type="float" office:value="4566.17" calcext:value-type="float">
            <text:p>4.566,17</text:p>
          </table:table-cell>
          <table:table-cell table:style-name="ce14" office:value-type="float" office:value="-94.56" calcext:value-type="float">
            <text:p>-94,56</text:p>
          </table:table-cell>
          <table:table-cell table:style-name="ce14" office:value-type="float" office:value="33030.31" calcext:value-type="float">
            <text:p>33.030,31</text:p>
          </table:table-cell>
          <table:table-cell table:style-name="ce14" office:value-type="float" office:value="-1083.51" calcext:value-type="float">
            <text:p>-1.083,51</text:p>
          </table:table-cell>
          <table:table-cell table:style-name="ce14" office:value-type="float" office:value="-0.52" calcext:value-type="float">
            <text:p>-0,52</text:p>
          </table:table-cell>
          <table:table-cell table:style-name="ce14" office:value-type="float" office:value="62.59" calcext:value-type="float">
            <text:p>62,59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3181.41" calcext:value-type="float">
            <text:p>3.181,41</text:p>
          </table:table-cell>
          <table:table-cell table:style-name="ce14" office:value-type="float" office:value="-3701.6" calcext:value-type="float">
            <text:p>-3.701,60</text:p>
          </table:table-cell>
          <table:table-cell table:style-name="ce14" office:value-type="float" office:value="-62.25" calcext:value-type="float">
            <text:p>-62,25</text:p>
          </table:table-cell>
          <table:table-cell table:style-name="ce14" office:value-type="float" office:value="341522.85" calcext:value-type="float">
            <text:p>341.522,85</text:p>
          </table:table-cell>
          <table:table-cell table:style-name="ce14" office:value-type="float" office:value="1177.13" calcext:value-type="float">
            <text:p>1.177,13</text:p>
          </table:table-cell>
          <table:table-cell table:style-name="ce22" office:value-type="float" office:value="386567.12" calcext:value-type="float">
            <text:p>386.567,12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IPI - TOTAL</text:p>
          </table:table-cell>
          <table:table-cell table:style-name="ce14" office:value-type="float" office:value="327872.67" calcext:value-type="float">
            <text:p>327.872,67</text:p>
          </table:table-cell>
          <table:table-cell table:style-name="ce14" office:value-type="float" office:value="20840210.77" calcext:value-type="float">
            <text:p>20.840.210,77</text:p>
          </table:table-cell>
          <table:table-cell table:style-name="ce14" office:value-type="float" office:value="19085646.74" calcext:value-type="float">
            <text:p>19.085.646,74</text:p>
          </table:table-cell>
          <table:table-cell table:style-name="ce14" office:value-type="float" office:value="330126.72" calcext:value-type="float">
            <text:p>330.126,72</text:p>
          </table:table-cell>
          <table:table-cell table:style-name="ce14" office:value-type="float" office:value="190253839.88" calcext:value-type="float">
            <text:p>190.253.839,88</text:p>
          </table:table-cell>
          <table:table-cell table:style-name="ce14" office:value-type="float" office:value="113651370.33" calcext:value-type="float">
            <text:p>113.651.370,33</text:p>
          </table:table-cell>
          <table:table-cell table:style-name="ce14" office:value-type="float" office:value="8623530.15" calcext:value-type="float">
            <text:p>8.623.530,15</text:p>
          </table:table-cell>
          <table:table-cell table:style-name="ce14" office:value-type="float" office:value="405775511.79" calcext:value-type="float">
            <text:p>405.775.511,79</text:p>
          </table:table-cell>
          <table:table-cell table:style-name="ce14" office:value-type="float" office:value="68682898.26" calcext:value-type="float">
            <text:p>68.682.898,26</text:p>
          </table:table-cell>
          <table:table-cell table:style-name="ce14" office:value-type="float" office:value="1447721.96" calcext:value-type="float">
            <text:p>1.447.721,96</text:p>
          </table:table-cell>
          <table:table-cell table:style-name="ce14" office:value-type="float" office:value="904580412.6" calcext:value-type="float">
            <text:p>904.580.412,60</text:p>
          </table:table-cell>
          <table:table-cell table:style-name="ce14" office:value-type="float" office:value="15536322.86" calcext:value-type="float">
            <text:p>15.536.322,86</text:p>
          </table:table-cell>
          <table:table-cell table:style-name="ce14" office:value-type="float" office:value="12197125.99" calcext:value-type="float">
            <text:p>12.197.125,99</text:p>
          </table:table-cell>
          <table:table-cell table:style-name="ce14" office:value-type="float" office:value="26710092.16" calcext:value-type="float">
            <text:p>26.710.092,16</text:p>
          </table:table-cell>
          <table:table-cell table:style-name="ce14" office:value-type="float" office:value="14977885.66" calcext:value-type="float">
            <text:p>14.977.885,66</text:p>
          </table:table-cell>
          <table:table-cell table:style-name="ce14" office:value-type="float" office:value="129015694.85" calcext:value-type="float">
            <text:p>129.015.694,85</text:p>
          </table:table-cell>
          <table:table-cell table:style-name="ce14" office:value-type="float" office:value="3589214.71" calcext:value-type="float">
            <text:p>3.589.214,71</text:p>
          </table:table-cell>
          <table:table-cell table:style-name="ce14" office:value-type="float" office:value="469455155.26" calcext:value-type="float">
            <text:p>469.455.155,26</text:p>
          </table:table-cell>
          <table:table-cell table:style-name="ce14" office:value-type="float" office:value="457640825.67" calcext:value-type="float">
            <text:p>457.640.825,67</text:p>
          </table:table-cell>
          <table:table-cell table:style-name="ce14" office:value-type="float" office:value="6896036.79" calcext:value-type="float">
            <text:p>6.896.036,79</text:p>
          </table:table-cell>
          <table:table-cell table:style-name="ce14" office:value-type="float" office:value="7353284" calcext:value-type="float">
            <text:p>7.353.284,00</text:p>
          </table:table-cell>
          <table:table-cell table:style-name="ce14" office:value-type="float" office:value="134439.83" calcext:value-type="float">
            <text:p>134.439,83</text:p>
          </table:table-cell>
          <table:table-cell table:style-name="ce14" office:value-type="float" office:value="654982741.29" calcext:value-type="float">
            <text:p>654.982.741,29</text:p>
          </table:table-cell>
          <table:table-cell table:style-name="ce14" office:value-type="float" office:value="1035961513.93" calcext:value-type="float">
            <text:p>1.035.961.513,93</text:p>
          </table:table-cell>
          <table:table-cell table:style-name="ce14" office:value-type="float" office:value="10532970.33" calcext:value-type="float">
            <text:p>10.532.970,33</text:p>
          </table:table-cell>
          <table:table-cell table:style-name="ce14" office:value-type="float" office:value="2689338954.98" calcext:value-type="float">
            <text:p>2.689.338.954,98</text:p>
          </table:table-cell>
          <table:table-cell table:style-name="ce14" office:value-type="float" office:value="3206732.74" calcext:value-type="float">
            <text:p>3.206.732,74</text:p>
          </table:table-cell>
          <table:table-cell table:style-name="ce22" office:value-type="float" office:value="7271128132.92" calcext:value-type="float">
            <text:p>7.271.128.132,92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2"/>IPI - FUMO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404" calcext:value-type="float">
            <text:p>1.404,00</text:p>
          </table:table-cell>
          <table:table-cell table:number-columns-repeated="2" table:style-name="ce14" office:value-type="float" office:value="0" calcext:value-type="float">
            <text:p>0,00</text:p>
          </table:table-cell>
          <table:table-cell table:style-name="ce14" office:value-type="float" office:value="2112.51" calcext:value-type="float">
            <text:p>2.112,51</text:p>
          </table:table-cell>
          <table:table-cell table:style-name="ce14" office:value-type="float" office:value="17957.89" calcext:value-type="float">
            <text:p>17.957,89</text:p>
          </table:table-cell>
          <table:table-cell table:number-columns-repeated="2" table:style-name="ce14" office:value-type="float" office:value="0" calcext:value-type="float">
            <text:p>0,00</text:p>
          </table:table-cell>
          <table:table-cell table:style-name="ce14" office:value-type="float" office:value="116427.05" calcext:value-type="float">
            <text:p>116.427,05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516544807.47" calcext:value-type="float">
            <text:p>516.544.807,47</text:p>
          </table:table-cell>
          <table:table-cell table:number-columns-repeated="5" table:style-name="ce14" office:value-type="float" office:value="0" calcext:value-type="float">
            <text:p>0,00</text:p>
          </table:table-cell>
          <table:table-cell table:style-name="ce14" office:value-type="float" office:value="1567.4" calcext:value-type="float">
            <text:p>1.567,40</text:p>
          </table:table-cell>
          <table:table-cell table:style-name="ce14" office:value-type="float" office:value="120.22" calcext:value-type="float">
            <text:p>120,22</text:p>
          </table:table-cell>
          <table:table-cell table:style-name="ce14" office:value-type="float" office:value="1117170.36" calcext:value-type="float">
            <text:p>1.117.170,36</text:p>
          </table:table-cell>
          <table:table-cell table:number-columns-repeated="3" table:style-name="ce14" office:value-type="float" office:value="0" calcext:value-type="float">
            <text:p>0,00</text:p>
          </table:table-cell>
          <table:table-cell table:style-name="ce14" office:value-type="float" office:value="114569011.36" calcext:value-type="float">
            <text:p>114.569.011,36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304231.97" calcext:value-type="float">
            <text:p>304.231,97</text:p>
          </table:table-cell>
          <table:table-cell table:style-name="ce14" office:value-type="float" office:value="1533939.05" calcext:value-type="float">
            <text:p>1.533.939,05</text:p>
          </table:table-cell>
          <table:table-cell table:style-name="ce14" office:value-type="float" office:value="0" calcext:value-type="float">
            <text:p>0,00</text:p>
          </table:table-cell>
          <table:table-cell table:style-name="ce22" office:value-type="float" office:value="634208749.28" calcext:value-type="float">
            <text:p>634.208.749,28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2"/>IPI - BEBIDAS</text:p>
          </table:table-cell>
          <table:table-cell table:style-name="ce14" office:value-type="float" office:value="231782.47" calcext:value-type="float">
            <text:p>231.782,47</text:p>
          </table:table-cell>
          <table:table-cell table:style-name="ce14" office:value-type="float" office:value="1038067.68" calcext:value-type="float">
            <text:p>1.038.067,68</text:p>
          </table:table-cell>
          <table:table-cell table:style-name="ce14" office:value-type="float" office:value="407579.09" calcext:value-type="float">
            <text:p>407.579,09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3144323.94" calcext:value-type="float">
            <text:p>13.144.323,94</text:p>
          </table:table-cell>
          <table:table-cell table:style-name="ce14" office:value-type="float" office:value="1985059.12" calcext:value-type="float">
            <text:p>1.985.059,12</text:p>
          </table:table-cell>
          <table:table-cell table:style-name="ce14" office:value-type="float" office:value="383172.18" calcext:value-type="float">
            <text:p>383.172,18</text:p>
          </table:table-cell>
          <table:table-cell table:style-name="ce14" office:value-type="float" office:value="1603774.1" calcext:value-type="float">
            <text:p>1.603.774,10</text:p>
          </table:table-cell>
          <table:table-cell table:style-name="ce14" office:value-type="float" office:value="2870961.9" calcext:value-type="float">
            <text:p>2.870.961,90</text:p>
          </table:table-cell>
          <table:table-cell table:style-name="ce14" office:value-type="float" office:value="109681.56" calcext:value-type="float">
            <text:p>109.681,56</text:p>
          </table:table-cell>
          <table:table-cell table:style-name="ce14" office:value-type="float" office:value="9772229.76" calcext:value-type="float">
            <text:p>9.772.229,76</text:p>
          </table:table-cell>
          <table:table-cell table:style-name="ce14" office:value-type="float" office:value="77324.27" calcext:value-type="float">
            <text:p>77.324,27</text:p>
          </table:table-cell>
          <table:table-cell table:style-name="ce14" office:value-type="float" office:value="1820858.22" calcext:value-type="float">
            <text:p>1.820.858,22</text:p>
          </table:table-cell>
          <table:table-cell table:style-name="ce14" office:value-type="float" office:value="2819837.81" calcext:value-type="float">
            <text:p>2.819.837,81</text:p>
          </table:table-cell>
          <table:table-cell table:style-name="ce14" office:value-type="float" office:value="2350939.9" calcext:value-type="float">
            <text:p>2.350.939,90</text:p>
          </table:table-cell>
          <table:table-cell table:style-name="ce14" office:value-type="float" office:value="13697945" calcext:value-type="float">
            <text:p>13.697.945,00</text:p>
          </table:table-cell>
          <table:table-cell table:style-name="ce14" office:value-type="float" office:value="214690.34" calcext:value-type="float">
            <text:p>214.690,34</text:p>
          </table:table-cell>
          <table:table-cell table:style-name="ce14" office:value-type="float" office:value="2872812.37" calcext:value-type="float">
            <text:p>2.872.812,37</text:p>
          </table:table-cell>
          <table:table-cell table:style-name="ce14" office:value-type="float" office:value="4891243.03" calcext:value-type="float">
            <text:p>4.891.243,03</text:p>
          </table:table-cell>
          <table:table-cell table:style-name="ce14" office:value-type="float" office:value="759349.76" calcext:value-type="float">
            <text:p>759.349,76</text:p>
          </table:table-cell>
          <table:table-cell table:style-name="ce14" office:value-type="float" office:value="261848.24" calcext:value-type="float">
            <text:p>261.848,24</text:p>
          </table:table-cell>
          <table:table-cell table:style-name="ce14" office:value-type="float" office:value="91.51" calcext:value-type="float">
            <text:p>91,51</text:p>
          </table:table-cell>
          <table:table-cell table:style-name="ce14" office:value-type="float" office:value="17522531.93" calcext:value-type="float">
            <text:p>17.522.531,93</text:p>
          </table:table-cell>
          <table:table-cell table:style-name="ce14" office:value-type="float" office:value="13416842.02" calcext:value-type="float">
            <text:p>13.416.842,02</text:p>
          </table:table-cell>
          <table:table-cell table:style-name="ce14" office:value-type="float" office:value="338697.21" calcext:value-type="float">
            <text:p>338.697,21</text:p>
          </table:table-cell>
          <table:table-cell table:style-name="ce14" office:value-type="float" office:value="31353144.98" calcext:value-type="float">
            <text:p>31.353.144,98</text:p>
          </table:table-cell>
          <table:table-cell table:style-name="ce14" office:value-type="float" office:value="593343.82" calcext:value-type="float">
            <text:p>593.343,82</text:p>
          </table:table-cell>
          <table:table-cell table:style-name="ce22" office:value-type="float" office:value="124538132.21" calcext:value-type="float">
            <text:p>124.538.132,21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2"/>IPI - AUTOMÓVEIS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5006.97" calcext:value-type="float">
            <text:p>5.006,97</text:p>
          </table:table-cell>
          <table:table-cell table:style-name="ce14" office:value-type="float" office:value="55356.48" calcext:value-type="float">
            <text:p>55.356,48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7415.5" calcext:value-type="float">
            <text:p>7.415,50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3321.84" calcext:value-type="float">
            <text:p>13.321,84</text:p>
          </table:table-cell>
          <table:table-cell table:style-name="ce14" office:value-type="float" office:value="17996212.51" calcext:value-type="float">
            <text:p>17.996.212,51</text:p>
          </table:table-cell>
          <table:table-cell table:style-name="ce14" office:value-type="float" office:value="7461073.67" calcext:value-type="float">
            <text:p>7.461.073,67</text:p>
          </table:table-cell>
          <table:table-cell table:style-name="ce14" office:value-type="float" office:value="16846.82" calcext:value-type="float">
            <text:p>16.846,82</text:p>
          </table:table-cell>
          <table:table-cell table:style-name="ce14" office:value-type="float" office:value="9643.67" calcext:value-type="float">
            <text:p>9.643,67</text:p>
          </table:table-cell>
          <table:table-cell table:number-columns-repeated="2" table:style-name="ce14" office:value-type="float" office:value="0" calcext:value-type="float">
            <text:p>0,00</text:p>
          </table:table-cell>
          <table:table-cell table:style-name="ce14" office:value-type="float" office:value="12640.48" calcext:value-type="float">
            <text:p>12.640,48</text:p>
          </table:table-cell>
          <table:table-cell table:style-name="ce14" office:value-type="float" office:value="12240.56" calcext:value-type="float">
            <text:p>12.240,56</text:p>
          </table:table-cell>
          <table:table-cell table:style-name="ce14" office:value-type="float" office:value="8516.84" calcext:value-type="float">
            <text:p>8.516,84</text:p>
          </table:table-cell>
          <table:table-cell table:style-name="ce14" office:value-type="float" office:value="7868.68" calcext:value-type="float">
            <text:p>7.868,68</text:p>
          </table:table-cell>
          <table:table-cell table:style-name="ce14" office:value-type="float" office:value="4487789.52" calcext:value-type="float">
            <text:p>4.487.789,52</text:p>
          </table:table-cell>
          <table:table-cell table:style-name="ce14" office:value-type="float" office:value="25069920.13" calcext:value-type="float">
            <text:p>25.069.920,13</text:p>
          </table:table-cell>
          <table:table-cell table:style-name="ce14" office:value-type="float" office:value="4094.76" calcext:value-type="float">
            <text:p>4.094,76</text:p>
          </table:table-cell>
          <table:table-cell table:style-name="ce14" office:value-type="float" office:value="62077.94" calcext:value-type="float">
            <text:p>62.077,94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09791.45" calcext:value-type="float">
            <text:p>109.791,45</text:p>
          </table:table-cell>
          <table:table-cell table:style-name="ce14" office:value-type="float" office:value="22060445.36" calcext:value-type="float">
            <text:p>22.060.445,36</text:p>
          </table:table-cell>
          <table:table-cell table:style-name="ce14" office:value-type="float" office:value="3262.05" calcext:value-type="float">
            <text:p>3.262,05</text:p>
          </table:table-cell>
          <table:table-cell table:style-name="ce14" office:value-type="float" office:value="64129988.22" calcext:value-type="float">
            <text:p>64.129.988,22</text:p>
          </table:table-cell>
          <table:table-cell table:style-name="ce14" office:value-type="float" office:value="0" calcext:value-type="float">
            <text:p>0,00</text:p>
          </table:table-cell>
          <table:table-cell table:style-name="ce22" office:value-type="float" office:value="141533513.45" calcext:value-type="float">
            <text:p>141.533.513,45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2"/>IPI - VINCULADO À IMPORTACAO</text:p>
          </table:table-cell>
          <table:table-cell table:style-name="ce14" office:value-type="float" office:value="3101.24" calcext:value-type="float">
            <text:p>3.101,24</text:p>
          </table:table-cell>
          <table:table-cell table:style-name="ce14" office:value-type="float" office:value="918.23" calcext:value-type="float">
            <text:p>918,23</text:p>
          </table:table-cell>
          <table:table-cell table:style-name="ce14" office:value-type="float" office:value="13482861.73" calcext:value-type="float">
            <text:p>13.482.861,73</text:p>
          </table:table-cell>
          <table:table-cell table:style-name="ce14" office:value-type="float" office:value="949.12" calcext:value-type="float">
            <text:p>949,12</text:p>
          </table:table-cell>
          <table:table-cell table:style-name="ce14" office:value-type="float" office:value="64687680.41" calcext:value-type="float">
            <text:p>64.687.680,41</text:p>
          </table:table-cell>
          <table:table-cell table:style-name="ce14" office:value-type="float" office:value="66549707.61" calcext:value-type="float">
            <text:p>66.549.707,61</text:p>
          </table:table-cell>
          <table:table-cell table:style-name="ce14" office:value-type="float" office:value="1748771.81" calcext:value-type="float">
            <text:p>1.748.771,81</text:p>
          </table:table-cell>
          <table:table-cell table:style-name="ce14" office:value-type="float" office:value="287333896.85" calcext:value-type="float">
            <text:p>287.333.896,85</text:p>
          </table:table-cell>
          <table:table-cell table:style-name="ce14" office:value-type="float" office:value="6254470.41" calcext:value-type="float">
            <text:p>6.254.470,41</text:p>
          </table:table-cell>
          <table:table-cell table:style-name="ce14" office:value-type="float" office:value="107762.21" calcext:value-type="float">
            <text:p>107.762,21</text:p>
          </table:table-cell>
          <table:table-cell table:style-name="ce14" office:value-type="float" office:value="80201932.83" calcext:value-type="float">
            <text:p>80.201.932,83</text:p>
          </table:table-cell>
          <table:table-cell table:style-name="ce14" office:value-type="float" office:value="569924.44" calcext:value-type="float">
            <text:p>569.924,44</text:p>
          </table:table-cell>
          <table:table-cell table:style-name="ce14" office:value-type="float" office:value="3024050.5" calcext:value-type="float">
            <text:p>3.024.050,50</text:p>
          </table:table-cell>
          <table:table-cell table:style-name="ce14" office:value-type="float" office:value="5890461.67" calcext:value-type="float">
            <text:p>5.890.461,67</text:p>
          </table:table-cell>
          <table:table-cell table:style-name="ce14" office:value-type="float" office:value="7173614.87" calcext:value-type="float">
            <text:p>7.173.614,87</text:p>
          </table:table-cell>
          <table:table-cell table:style-name="ce14" office:value-type="float" office:value="64534484.43" calcext:value-type="float">
            <text:p>64.534.484,43</text:p>
          </table:table-cell>
          <table:table-cell table:style-name="ce14" office:value-type="float" office:value="17842.39" calcext:value-type="float">
            <text:p>17.842,39</text:p>
          </table:table-cell>
          <table:table-cell table:style-name="ce14" office:value-type="float" office:value="249204133.26" calcext:value-type="float">
            <text:p>249.204.133,26</text:p>
          </table:table-cell>
          <table:table-cell table:style-name="ce14" office:value-type="float" office:value="243588952.01" calcext:value-type="float">
            <text:p>243.588.952,01</text:p>
          </table:table-cell>
          <table:table-cell table:style-name="ce14" office:value-type="float" office:value="1504950.35" calcext:value-type="float">
            <text:p>1.504.950,35</text:p>
          </table:table-cell>
          <table:table-cell table:style-name="ce14" office:value-type="float" office:value="1338.49" calcext:value-type="float">
            <text:p>1.338,49</text:p>
          </table:table-cell>
          <table:table-cell table:style-name="ce14" office:value-type="float" office:value="20729.84" calcext:value-type="float">
            <text:p>20.729,84</text:p>
          </table:table-cell>
          <table:table-cell table:style-name="ce14" office:value-type="float" office:value="227219985.09" calcext:value-type="float">
            <text:p>227.219.985,09</text:p>
          </table:table-cell>
          <table:table-cell table:style-name="ce14" office:value-type="float" office:value="642910933.87" calcext:value-type="float">
            <text:p>642.910.933,87</text:p>
          </table:table-cell>
          <table:table-cell table:style-name="ce14" office:value-type="float" office:value="831468.86" calcext:value-type="float">
            <text:p>831.468,86</text:p>
          </table:table-cell>
          <table:table-cell table:style-name="ce14" office:value-type="float" office:value="1071842066.46" calcext:value-type="float">
            <text:p>1.071.842.066,46</text:p>
          </table:table-cell>
          <table:table-cell table:style-name="ce14" office:value-type="float" office:value="0" calcext:value-type="float">
            <text:p>0,00</text:p>
          </table:table-cell>
          <table:table-cell table:style-name="ce22" office:value-type="float" office:value="3038706988.98" calcext:value-type="float">
            <text:p>3.038.706.988,98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2" office:value-type="string" calcext:value-type="string">
            <text:p><text:s text:c="2"/>IPI - OUTROS</text:p>
          </table:table-cell>
          <table:table-cell table:style-name="ce14" office:value-type="float" office:value="92988.96" calcext:value-type="float">
            <text:p>92.988,96</text:p>
          </table:table-cell>
          <table:table-cell table:style-name="ce14" office:value-type="float" office:value="19794813.89" calcext:value-type="float">
            <text:p>19.794.813,89</text:p>
          </table:table-cell>
          <table:table-cell table:style-name="ce14" office:value-type="float" office:value="5139849.44" calcext:value-type="float">
            <text:p>5.139.849,44</text:p>
          </table:table-cell>
          <table:table-cell table:style-name="ce14" office:value-type="float" office:value="329177.6" calcext:value-type="float">
            <text:p>329.177,60</text:p>
          </table:table-cell>
          <table:table-cell table:style-name="ce14" office:value-type="float" office:value="112412307.52" calcext:value-type="float">
            <text:p>112.412.307,52</text:p>
          </table:table-cell>
          <table:table-cell table:style-name="ce14" office:value-type="float" office:value="45098645.71" calcext:value-type="float">
            <text:p>45.098.645,71</text:p>
          </table:table-cell>
          <table:table-cell table:style-name="ce14" office:value-type="float" office:value="6478264.32" calcext:value-type="float">
            <text:p>6.478.264,32</text:p>
          </table:table-cell>
          <table:table-cell table:style-name="ce14" office:value-type="float" office:value="98841628.33" calcext:value-type="float">
            <text:p>98.841.628,33</text:p>
          </table:table-cell>
          <table:table-cell table:style-name="ce14" office:value-type="float" office:value="51979965.23" calcext:value-type="float">
            <text:p>51.979.965,23</text:p>
          </table:table-cell>
          <table:table-cell table:style-name="ce14" office:value-type="float" office:value="1213431.37" calcext:value-type="float">
            <text:p>1.213.431,37</text:p>
          </table:table-cell>
          <table:table-cell table:style-name="ce14" office:value-type="float" office:value="298051798.87" calcext:value-type="float">
            <text:p>298.051.798,87</text:p>
          </table:table-cell>
          <table:table-cell table:style-name="ce14" office:value-type="float" office:value="14889074.15" calcext:value-type="float">
            <text:p>14.889.074,15</text:p>
          </table:table-cell>
          <table:table-cell table:style-name="ce14" office:value-type="float" office:value="7352217.27" calcext:value-type="float">
            <text:p>7.352.217,27</text:p>
          </table:table-cell>
          <table:table-cell table:style-name="ce14" office:value-type="float" office:value="17987152.2" calcext:value-type="float">
            <text:p>17.987.152,20</text:p>
          </table:table-cell>
          <table:table-cell table:style-name="ce14" office:value-type="float" office:value="5441090.33" calcext:value-type="float">
            <text:p>5.441.090,33</text:p>
          </table:table-cell>
          <table:table-cell table:style-name="ce14" office:value-type="float" office:value="50774748.58" calcext:value-type="float">
            <text:p>50.774.748,58</text:p>
          </table:table-cell>
          <table:table-cell table:style-name="ce14" office:value-type="float" office:value="3347245.9" calcext:value-type="float">
            <text:p>3.347.245,90</text:p>
          </table:table-cell>
          <table:table-cell table:style-name="ce14" office:value-type="float" office:value="212890299.89" calcext:value-type="float">
            <text:p>212.890.299,89</text:p>
          </table:table-cell>
          <table:table-cell table:style-name="ce14" office:value-type="float" office:value="182973540.14" calcext:value-type="float">
            <text:p>182.973.540,14</text:p>
          </table:table-cell>
          <table:table-cell table:style-name="ce14" office:value-type="float" office:value="4627641.92" calcext:value-type="float">
            <text:p>4.627.641,92</text:p>
          </table:table-cell>
          <table:table-cell table:style-name="ce14" office:value-type="float" office:value="7028019.33" calcext:value-type="float">
            <text:p>7.028.019,33</text:p>
          </table:table-cell>
          <table:table-cell table:style-name="ce14" office:value-type="float" office:value="113618.48" calcext:value-type="float">
            <text:p>113.618,48</text:p>
          </table:table-cell>
          <table:table-cell table:style-name="ce14" office:value-type="float" office:value="295561421.46" calcext:value-type="float">
            <text:p>295.561.421,46</text:p>
          </table:table-cell>
          <table:table-cell table:style-name="ce14" office:value-type="float" office:value="357573292.68" calcext:value-type="float">
            <text:p>357.573.292,68</text:p>
          </table:table-cell>
          <table:table-cell table:style-name="ce14" office:value-type="float" office:value="9055310.24" calcext:value-type="float">
            <text:p>9.055.310,24</text:p>
          </table:table-cell>
          <table:table-cell table:style-name="ce14" office:value-type="float" office:value="1520479816.27" calcext:value-type="float">
            <text:p>1.520.479.816,27</text:p>
          </table:table-cell>
          <table:table-cell table:style-name="ce14" office:value-type="float" office:value="2613388.92" calcext:value-type="float">
            <text:p>2.613.388,92</text:p>
          </table:table-cell>
          <table:table-cell table:style-name="ce22" office:value-type="float" office:value="3332140749" calcext:value-type="float">
            <text:p>3.332.140.749,00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IMPOSTO SOBRE A RENDA - TOTAL</text:p>
          </table:table-cell>
          <table:table-cell table:style-name="ce14" office:value-type="float" office:value="32029592.75" calcext:value-type="float">
            <text:p>32.029.592,75</text:p>
          </table:table-cell>
          <table:table-cell table:style-name="ce14" office:value-type="float" office:value="115916196.48" calcext:value-type="float">
            <text:p>115.916.196,48</text:p>
          </table:table-cell>
          <table:table-cell table:style-name="ce14" office:value-type="float" office:value="422639393.43" calcext:value-type="float">
            <text:p>422.639.393,43</text:p>
          </table:table-cell>
          <table:table-cell table:style-name="ce14" office:value-type="float" office:value="22203553.17" calcext:value-type="float">
            <text:p>22.203.553,17</text:p>
          </table:table-cell>
          <table:table-cell table:style-name="ce14" office:value-type="float" office:value="699424811.35" calcext:value-type="float">
            <text:p>699.424.811,35</text:p>
          </table:table-cell>
          <table:table-cell table:style-name="ce14" office:value-type="float" office:value="472145029.57" calcext:value-type="float">
            <text:p>472.145.029,57</text:p>
          </table:table-cell>
          <table:table-cell table:style-name="ce14" office:value-type="float" office:value="6062768051.1" calcext:value-type="float">
            <text:p>6.062.768.051,10</text:p>
          </table:table-cell>
          <table:table-cell table:style-name="ce14" office:value-type="float" office:value="427428053.35" calcext:value-type="float">
            <text:p>427.428.053,35</text:p>
          </table:table-cell>
          <table:table-cell table:style-name="ce14" office:value-type="float" office:value="575230039.16" calcext:value-type="float">
            <text:p>575.230.039,16</text:p>
          </table:table-cell>
          <table:table-cell table:style-name="ce14" office:value-type="float" office:value="164181556.13" calcext:value-type="float">
            <text:p>164.181.556,13</text:p>
          </table:table-cell>
          <table:table-cell table:style-name="ce14" office:value-type="float" office:value="2407228091.46" calcext:value-type="float">
            <text:p>2.407.228.091,46</text:p>
          </table:table-cell>
          <table:table-cell table:style-name="ce14" office:value-type="float" office:value="279473517.14" calcext:value-type="float">
            <text:p>279.473.517,14</text:p>
          </table:table-cell>
          <table:table-cell table:style-name="ce14" office:value-type="float" office:value="453720633.61" calcext:value-type="float">
            <text:p>453.720.633,61</text:p>
          </table:table-cell>
          <table:table-cell table:style-name="ce14" office:value-type="float" office:value="328879849.54" calcext:value-type="float">
            <text:p>328.879.849,54</text:p>
          </table:table-cell>
          <table:table-cell table:style-name="ce14" office:value-type="float" office:value="179923943.39" calcext:value-type="float">
            <text:p>179.923.943,39</text:p>
          </table:table-cell>
          <table:table-cell table:style-name="ce14" office:value-type="float" office:value="467724825.62" calcext:value-type="float">
            <text:p>467.724.825,62</text:p>
          </table:table-cell>
          <table:table-cell table:style-name="ce14" office:value-type="float" office:value="113943949.13" calcext:value-type="float">
            <text:p>113.943.949,13</text:p>
          </table:table-cell>
          <table:table-cell table:style-name="ce14" office:value-type="float" office:value="1632837624.13" calcext:value-type="float">
            <text:p>1.632.837.624,13</text:p>
          </table:table-cell>
          <table:table-cell table:style-name="ce14" office:value-type="float" office:value="7185246475.17" calcext:value-type="float">
            <text:p>7.185.246.475,17</text:p>
          </table:table-cell>
          <table:table-cell table:style-name="ce14" office:value-type="float" office:value="171163885.42" calcext:value-type="float">
            <text:p>171.163.885,42</text:p>
          </table:table-cell>
          <table:table-cell table:style-name="ce14" office:value-type="float" office:value="85578804.49" calcext:value-type="float">
            <text:p>85.578.804,49</text:p>
          </table:table-cell>
          <table:table-cell table:style-name="ce14" office:value-type="float" office:value="27616335.23" calcext:value-type="float">
            <text:p>27.616.335,23</text:p>
          </table:table-cell>
          <table:table-cell table:style-name="ce14" office:value-type="float" office:value="1754640424.81" calcext:value-type="float">
            <text:p>1.754.640.424,81</text:p>
          </table:table-cell>
          <table:table-cell table:style-name="ce14" office:value-type="float" office:value="1129022047.85" calcext:value-type="float">
            <text:p>1.129.022.047,85</text:p>
          </table:table-cell>
          <table:table-cell table:style-name="ce14" office:value-type="float" office:value="107244966.67" calcext:value-type="float">
            <text:p>107.244.966,67</text:p>
          </table:table-cell>
          <table:table-cell table:style-name="ce14" office:value-type="float" office:value="17656791903.04" calcext:value-type="float">
            <text:p>17.656.791.903,04</text:p>
          </table:table-cell>
          <table:table-cell table:style-name="ce14" office:value-type="float" office:value="64965201.62" calcext:value-type="float">
            <text:p>64.965.201,62</text:p>
          </table:table-cell>
          <table:table-cell table:style-name="ce22" office:value-type="float" office:value="43039968754.81" calcext:value-type="float">
            <text:p>43.039.968.754,81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2"/>IRPF</text:p>
          </table:table-cell>
          <table:table-cell table:style-name="ce14" office:value-type="float" office:value="7278342.6" calcext:value-type="float">
            <text:p>7.278.342,60</text:p>
          </table:table-cell>
          <table:table-cell table:style-name="ce14" office:value-type="float" office:value="23898574.35" calcext:value-type="float">
            <text:p>23.898.574,35</text:p>
          </table:table-cell>
          <table:table-cell table:style-name="ce14" office:value-type="float" office:value="24215324.82" calcext:value-type="float">
            <text:p>24.215.324,82</text:p>
          </table:table-cell>
          <table:table-cell table:style-name="ce14" office:value-type="float" office:value="6183643.56" calcext:value-type="float">
            <text:p>6.183.643,56</text:p>
          </table:table-cell>
          <table:table-cell table:style-name="ce14" office:value-type="float" office:value="94319917.53" calcext:value-type="float">
            <text:p>94.319.917,53</text:p>
          </table:table-cell>
          <table:table-cell table:style-name="ce14" office:value-type="float" office:value="77916503.62" calcext:value-type="float">
            <text:p>77.916.503,62</text:p>
          </table:table-cell>
          <table:table-cell table:style-name="ce14" office:value-type="float" office:value="81030913.81" calcext:value-type="float">
            <text:p>81.030.913,81</text:p>
          </table:table-cell>
          <table:table-cell table:style-name="ce14" office:value-type="float" office:value="70284286.5" calcext:value-type="float">
            <text:p>70.284.286,50</text:p>
          </table:table-cell>
          <table:table-cell table:style-name="ce14" office:value-type="float" office:value="96444592.42" calcext:value-type="float">
            <text:p>96.444.592,42</text:p>
          </table:table-cell>
          <table:table-cell table:style-name="ce14" office:value-type="float" office:value="37960117.63" calcext:value-type="float">
            <text:p>37.960.117,63</text:p>
          </table:table-cell>
          <table:table-cell table:style-name="ce14" office:value-type="float" office:value="305918557.54" calcext:value-type="float">
            <text:p>305.918.557,54</text:p>
          </table:table-cell>
          <table:table-cell table:style-name="ce14" office:value-type="float" office:value="61634095.43" calcext:value-type="float">
            <text:p>61.634.095,43</text:p>
          </table:table-cell>
          <table:table-cell table:style-name="ce14" office:value-type="float" office:value="108868235.88" calcext:value-type="float">
            <text:p>108.868.235,88</text:p>
          </table:table-cell>
          <table:table-cell table:style-name="ce14" office:value-type="float" office:value="42362795.76" calcext:value-type="float">
            <text:p>42.362.795,76</text:p>
          </table:table-cell>
          <table:table-cell table:style-name="ce14" office:value-type="float" office:value="33698753.78" calcext:value-type="float">
            <text:p>33.698.753,78</text:p>
          </table:table-cell>
          <table:table-cell table:style-name="ce14" office:value-type="float" office:value="70366957.49" calcext:value-type="float">
            <text:p>70.366.957,49</text:p>
          </table:table-cell>
          <table:table-cell table:style-name="ce14" office:value-type="float" office:value="22299147.49" calcext:value-type="float">
            <text:p>22.299.147,49</text:p>
          </table:table-cell>
          <table:table-cell table:style-name="ce14" office:value-type="float" office:value="244257026.01" calcext:value-type="float">
            <text:p>244.257.026,01</text:p>
          </table:table-cell>
          <table:table-cell table:style-name="ce14" office:value-type="float" office:value="409368389.89" calcext:value-type="float">
            <text:p>409.368.389,89</text:p>
          </table:table-cell>
          <table:table-cell table:style-name="ce14" office:value-type="float" office:value="32037975.56" calcext:value-type="float">
            <text:p>32.037.975,56</text:p>
          </table:table-cell>
          <table:table-cell table:style-name="ce14" office:value-type="float" office:value="19099345.71" calcext:value-type="float">
            <text:p>19.099.345,71</text:p>
          </table:table-cell>
          <table:table-cell table:style-name="ce14" office:value-type="float" office:value="6628835.79" calcext:value-type="float">
            <text:p>6.628.835,79</text:p>
          </table:table-cell>
          <table:table-cell table:style-name="ce14" office:value-type="float" office:value="280710784.55" calcext:value-type="float">
            <text:p>280.710.784,55</text:p>
          </table:table-cell>
          <table:table-cell table:style-name="ce14" office:value-type="float" office:value="165742449.11" calcext:value-type="float">
            <text:p>165.742.449,11</text:p>
          </table:table-cell>
          <table:table-cell table:style-name="ce14" office:value-type="float" office:value="25194241.39" calcext:value-type="float">
            <text:p>25.194.241,39</text:p>
          </table:table-cell>
          <table:table-cell table:style-name="ce14" office:value-type="float" office:value="1512899417.34" calcext:value-type="float">
            <text:p>1.512.899.417,34</text:p>
          </table:table-cell>
          <table:table-cell table:style-name="ce14" office:value-type="float" office:value="11729747.46" calcext:value-type="float">
            <text:p>11.729.747,46</text:p>
          </table:table-cell>
          <table:table-cell table:style-name="ce22" office:value-type="float" office:value="3872348973.02" calcext:value-type="float">
            <text:p>3.872.348.973,02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2"/>IRPJ</text:p>
          </table:table-cell>
          <table:table-cell table:style-name="ce14" office:value-type="float" office:value="9582008.07" calcext:value-type="float">
            <text:p>9.582.008,07</text:p>
          </table:table-cell>
          <table:table-cell table:style-name="ce14" office:value-type="float" office:value="38037000.27" calcext:value-type="float">
            <text:p>38.037.000,27</text:p>
          </table:table-cell>
          <table:table-cell table:style-name="ce14" office:value-type="float" office:value="263866805.05" calcext:value-type="float">
            <text:p>263.866.805,05</text:p>
          </table:table-cell>
          <table:table-cell table:style-name="ce14" office:value-type="float" office:value="6492352.26" calcext:value-type="float">
            <text:p>6.492.352,26</text:p>
          </table:table-cell>
          <table:table-cell table:style-name="ce14" office:value-type="float" office:value="345826013.7" calcext:value-type="float">
            <text:p>345.826.013,70</text:p>
          </table:table-cell>
          <table:table-cell table:style-name="ce14" office:value-type="float" office:value="174656415.46" calcext:value-type="float">
            <text:p>174.656.415,46</text:p>
          </table:table-cell>
          <table:table-cell table:style-name="ce14" office:value-type="float" office:value="501526075.41" calcext:value-type="float">
            <text:p>501.526.075,41</text:p>
          </table:table-cell>
          <table:table-cell table:style-name="ce14" office:value-type="float" office:value="208365749.23" calcext:value-type="float">
            <text:p>208.365.749,23</text:p>
          </table:table-cell>
          <table:table-cell table:style-name="ce14" office:value-type="float" office:value="279144431.88" calcext:value-type="float">
            <text:p>279.144.431,88</text:p>
          </table:table-cell>
          <table:table-cell table:style-name="ce14" office:value-type="float" office:value="62080945.74" calcext:value-type="float">
            <text:p>62.080.945,74</text:p>
          </table:table-cell>
          <table:table-cell table:style-name="ce14" office:value-type="float" office:value="1226485767.36" calcext:value-type="float">
            <text:p>1.226.485.767,36</text:p>
          </table:table-cell>
          <table:table-cell table:style-name="ce14" office:value-type="float" office:value="129039164.97" calcext:value-type="float">
            <text:p>129.039.164,97</text:p>
          </table:table-cell>
          <table:table-cell table:style-name="ce14" office:value-type="float" office:value="219354467.86" calcext:value-type="float">
            <text:p>219.354.467,86</text:p>
          </table:table-cell>
          <table:table-cell table:style-name="ce14" office:value-type="float" office:value="156877023.96" calcext:value-type="float">
            <text:p>156.877.023,96</text:p>
          </table:table-cell>
          <table:table-cell table:style-name="ce14" office:value-type="float" office:value="50307512.06" calcext:value-type="float">
            <text:p>50.307.512,06</text:p>
          </table:table-cell>
          <table:table-cell table:style-name="ce14" office:value-type="float" office:value="179287016.52" calcext:value-type="float">
            <text:p>179.287.016,52</text:p>
          </table:table-cell>
          <table:table-cell table:style-name="ce14" office:value-type="float" office:value="39183367.91" calcext:value-type="float">
            <text:p>39.183.367,91</text:p>
          </table:table-cell>
          <table:table-cell table:style-name="ce14" office:value-type="float" office:value="787740034.9" calcext:value-type="float">
            <text:p>787.740.034,90</text:p>
          </table:table-cell>
          <table:table-cell table:style-name="ce14" office:value-type="float" office:value="3743130089.2" calcext:value-type="float">
            <text:p>3.743.130.089,20</text:p>
          </table:table-cell>
          <table:table-cell table:style-name="ce14" office:value-type="float" office:value="57729037.38" calcext:value-type="float">
            <text:p>57.729.037,38</text:p>
          </table:table-cell>
          <table:table-cell table:style-name="ce14" office:value-type="float" office:value="32452672.59" calcext:value-type="float">
            <text:p>32.452.672,59</text:p>
          </table:table-cell>
          <table:table-cell table:style-name="ce14" office:value-type="float" office:value="9479913.24" calcext:value-type="float">
            <text:p>9.479.913,24</text:p>
          </table:table-cell>
          <table:table-cell table:style-name="ce14" office:value-type="float" office:value="752491500.86" calcext:value-type="float">
            <text:p>752.491.500,86</text:p>
          </table:table-cell>
          <table:table-cell table:style-name="ce14" office:value-type="float" office:value="563989686.97" calcext:value-type="float">
            <text:p>563.989.686,97</text:p>
          </table:table-cell>
          <table:table-cell table:style-name="ce14" office:value-type="float" office:value="35726588.74" calcext:value-type="float">
            <text:p>35.726.588,74</text:p>
          </table:table-cell>
          <table:table-cell table:style-name="ce14" office:value-type="float" office:value="6913675890.44" calcext:value-type="float">
            <text:p>6.913.675.890,44</text:p>
          </table:table-cell>
          <table:table-cell table:style-name="ce14" office:value-type="float" office:value="27636891.47" calcext:value-type="float">
            <text:p>27.636.891,47</text:p>
          </table:table-cell>
          <table:table-cell table:style-name="ce22" office:value-type="float" office:value="16814164423.5" calcext:value-type="float">
            <text:p>16.814.164.423,50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4"/>ENTIDADES FINANCEIRAS</text:p>
          </table:table-cell>
          <table:table-cell table:style-name="ce14" office:value-type="float" office:value="36654.97" calcext:value-type="float">
            <text:p>36.654,97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339487.91" calcext:value-type="float">
            <text:p>339.487,91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099488.82" calcext:value-type="float">
            <text:p>1.099.488,82</text:p>
          </table:table-cell>
          <table:table-cell table:style-name="ce14" office:value-type="float" office:value="30049379.32" calcext:value-type="float">
            <text:p>30.049.379,32</text:p>
          </table:table-cell>
          <table:table-cell table:style-name="ce14" office:value-type="float" office:value="49955668.16" calcext:value-type="float">
            <text:p>49.955.668,16</text:p>
          </table:table-cell>
          <table:table-cell table:style-name="ce14" office:value-type="float" office:value="4539007.99" calcext:value-type="float">
            <text:p>4.539.007,99</text:p>
          </table:table-cell>
          <table:table-cell table:style-name="ce14" office:value-type="float" office:value="1012009.56" calcext:value-type="float">
            <text:p>1.012.009,56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2278940.34" calcext:value-type="float">
            <text:p>12.278.940,34</text:p>
          </table:table-cell>
          <table:table-cell table:style-name="ce14" office:value-type="float" office:value="1443.12" calcext:value-type="float">
            <text:p>1.443,12</text:p>
          </table:table-cell>
          <table:table-cell table:style-name="ce14" office:value-type="float" office:value="205581.2" calcext:value-type="float">
            <text:p>205.581,20</text:p>
          </table:table-cell>
          <table:table-cell table:style-name="ce14" office:value-type="float" office:value="19364599.29" calcext:value-type="float">
            <text:p>19.364.599,29</text:p>
          </table:table-cell>
          <table:table-cell table:style-name="ce14" office:value-type="float" office:value="1884.71" calcext:value-type="float">
            <text:p>1.884,71</text:p>
          </table:table-cell>
          <table:table-cell table:style-name="ce14" office:value-type="float" office:value="332397.02" calcext:value-type="float">
            <text:p>332.397,02</text:p>
          </table:table-cell>
          <table:table-cell table:style-name="ce14" office:value-type="float" office:value="10799.02" calcext:value-type="float">
            <text:p>10.799,02</text:p>
          </table:table-cell>
          <table:table-cell table:style-name="ce14" office:value-type="float" office:value="17307944.95" calcext:value-type="float">
            <text:p>17.307.944,95</text:p>
          </table:table-cell>
          <table:table-cell table:style-name="ce14" office:value-type="float" office:value="265883604.17" calcext:value-type="float">
            <text:p>265.883.604,17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475576.04" calcext:value-type="float">
            <text:p>475.576,04</text:p>
          </table:table-cell>
          <table:table-cell table:style-name="ce14" office:value-type="float" office:value="1440.8" calcext:value-type="float">
            <text:p>1.440,80</text:p>
          </table:table-cell>
          <table:table-cell table:style-name="ce14" office:value-type="float" office:value="20806170.11" calcext:value-type="float">
            <text:p>20.806.170,11</text:p>
          </table:table-cell>
          <table:table-cell table:style-name="ce14" office:value-type="float" office:value="5481505.09" calcext:value-type="float">
            <text:p>5.481.505,09</text:p>
          </table:table-cell>
          <table:table-cell table:style-name="ce14" office:value-type="float" office:value="3193763.42" calcext:value-type="float">
            <text:p>3.193.763,42</text:p>
          </table:table-cell>
          <table:table-cell table:style-name="ce14" office:value-type="float" office:value="589014851.48" calcext:value-type="float">
            <text:p>589.014.851,48</text:p>
          </table:table-cell>
          <table:table-cell table:style-name="ce14" office:value-type="float" office:value="12332.97" calcext:value-type="float">
            <text:p>12.332,97</text:p>
          </table:table-cell>
          <table:table-cell table:style-name="ce22" office:value-type="float" office:value="1021404530.46" calcext:value-type="float">
            <text:p>1.021.404.530,46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4"/>DEMAIS EMPRESAS</text:p>
          </table:table-cell>
          <table:table-cell table:style-name="ce14" office:value-type="float" office:value="9545353.1" calcext:value-type="float">
            <text:p>9.545.353,10</text:p>
          </table:table-cell>
          <table:table-cell table:style-name="ce14" office:value-type="float" office:value="38037000.27" calcext:value-type="float">
            <text:p>38.037.000,27</text:p>
          </table:table-cell>
          <table:table-cell table:style-name="ce14" office:value-type="float" office:value="263527317.14" calcext:value-type="float">
            <text:p>263.527.317,14</text:p>
          </table:table-cell>
          <table:table-cell table:style-name="ce14" office:value-type="float" office:value="6492352.26" calcext:value-type="float">
            <text:p>6.492.352,26</text:p>
          </table:table-cell>
          <table:table-cell table:style-name="ce14" office:value-type="float" office:value="344726524.88" calcext:value-type="float">
            <text:p>344.726.524,88</text:p>
          </table:table-cell>
          <table:table-cell table:style-name="ce14" office:value-type="float" office:value="144607036.14" calcext:value-type="float">
            <text:p>144.607.036,14</text:p>
          </table:table-cell>
          <table:table-cell table:style-name="ce14" office:value-type="float" office:value="451570407.25" calcext:value-type="float">
            <text:p>451.570.407,25</text:p>
          </table:table-cell>
          <table:table-cell table:style-name="ce14" office:value-type="float" office:value="203826741.24" calcext:value-type="float">
            <text:p>203.826.741,24</text:p>
          </table:table-cell>
          <table:table-cell table:style-name="ce14" office:value-type="float" office:value="278132422.32" calcext:value-type="float">
            <text:p>278.132.422,32</text:p>
          </table:table-cell>
          <table:table-cell table:style-name="ce14" office:value-type="float" office:value="62080945.74" calcext:value-type="float">
            <text:p>62.080.945,74</text:p>
          </table:table-cell>
          <table:table-cell table:style-name="ce14" office:value-type="float" office:value="1214206827.02" calcext:value-type="float">
            <text:p>1.214.206.827,02</text:p>
          </table:table-cell>
          <table:table-cell table:style-name="ce14" office:value-type="float" office:value="129037721.85" calcext:value-type="float">
            <text:p>129.037.721,85</text:p>
          </table:table-cell>
          <table:table-cell table:style-name="ce14" office:value-type="float" office:value="219148886.66" calcext:value-type="float">
            <text:p>219.148.886,66</text:p>
          </table:table-cell>
          <table:table-cell table:style-name="ce14" office:value-type="float" office:value="137512424.67" calcext:value-type="float">
            <text:p>137.512.424,67</text:p>
          </table:table-cell>
          <table:table-cell table:style-name="ce14" office:value-type="float" office:value="50305627.35" calcext:value-type="float">
            <text:p>50.305.627,35</text:p>
          </table:table-cell>
          <table:table-cell table:style-name="ce14" office:value-type="float" office:value="178954619.5" calcext:value-type="float">
            <text:p>178.954.619,50</text:p>
          </table:table-cell>
          <table:table-cell table:style-name="ce14" office:value-type="float" office:value="39172568.89" calcext:value-type="float">
            <text:p>39.172.568,89</text:p>
          </table:table-cell>
          <table:table-cell table:style-name="ce14" office:value-type="float" office:value="770432089.95" calcext:value-type="float">
            <text:p>770.432.089,95</text:p>
          </table:table-cell>
          <table:table-cell table:style-name="ce14" office:value-type="float" office:value="3477246485.03" calcext:value-type="float">
            <text:p>3.477.246.485,03</text:p>
          </table:table-cell>
          <table:table-cell table:style-name="ce14" office:value-type="float" office:value="57729037.38" calcext:value-type="float">
            <text:p>57.729.037,38</text:p>
          </table:table-cell>
          <table:table-cell table:style-name="ce14" office:value-type="float" office:value="31977096.55" calcext:value-type="float">
            <text:p>31.977.096,55</text:p>
          </table:table-cell>
          <table:table-cell table:style-name="ce14" office:value-type="float" office:value="9478472.44" calcext:value-type="float">
            <text:p>9.478.472,44</text:p>
          </table:table-cell>
          <table:table-cell table:style-name="ce14" office:value-type="float" office:value="731685330.75" calcext:value-type="float">
            <text:p>731.685.330,75</text:p>
          </table:table-cell>
          <table:table-cell table:style-name="ce14" office:value-type="float" office:value="558508181.88" calcext:value-type="float">
            <text:p>558.508.181,88</text:p>
          </table:table-cell>
          <table:table-cell table:style-name="ce14" office:value-type="float" office:value="32532825.32" calcext:value-type="float">
            <text:p>32.532.825,32</text:p>
          </table:table-cell>
          <table:table-cell table:style-name="ce14" office:value-type="float" office:value="6324661038.96" calcext:value-type="float">
            <text:p>6.324.661.038,96</text:p>
          </table:table-cell>
          <table:table-cell table:style-name="ce14" office:value-type="float" office:value="27624558.5" calcext:value-type="float">
            <text:p>27.624.558,50</text:p>
          </table:table-cell>
          <table:table-cell table:style-name="ce22" office:value-type="float" office:value="15792759893.04" calcext:value-type="float">
            <text:p>15.792.759.893,04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2"/>IMPOSTO S/ RENDA RETIDO NA FONTE</text:p>
          </table:table-cell>
          <table:table-cell table:style-name="ce14" office:value-type="float" office:value="15169242.08" calcext:value-type="float">
            <text:p>15.169.242,08</text:p>
          </table:table-cell>
          <table:table-cell table:style-name="ce14" office:value-type="float" office:value="53980621.86" calcext:value-type="float">
            <text:p>53.980.621,86</text:p>
          </table:table-cell>
          <table:table-cell table:style-name="ce14" office:value-type="float" office:value="134557263.56" calcext:value-type="float">
            <text:p>134.557.263,56</text:p>
          </table:table-cell>
          <table:table-cell table:style-name="ce14" office:value-type="float" office:value="9527557.35" calcext:value-type="float">
            <text:p>9.527.557,35</text:p>
          </table:table-cell>
          <table:table-cell table:style-name="ce14" office:value-type="float" office:value="259278880.12" calcext:value-type="float">
            <text:p>259.278.880,12</text:p>
          </table:table-cell>
          <table:table-cell table:style-name="ce14" office:value-type="float" office:value="219572110.49" calcext:value-type="float">
            <text:p>219.572.110,49</text:p>
          </table:table-cell>
          <table:table-cell table:style-name="ce14" office:value-type="float" office:value="5480211061.88" calcext:value-type="float">
            <text:p>5.480.211.061,88</text:p>
          </table:table-cell>
          <table:table-cell table:style-name="ce14" office:value-type="float" office:value="148778017.62" calcext:value-type="float">
            <text:p>148.778.017,62</text:p>
          </table:table-cell>
          <table:table-cell table:style-name="ce14" office:value-type="float" office:value="199641014.86" calcext:value-type="float">
            <text:p>199.641.014,86</text:p>
          </table:table-cell>
          <table:table-cell table:style-name="ce14" office:value-type="float" office:value="64140492.76" calcext:value-type="float">
            <text:p>64.140.492,76</text:p>
          </table:table-cell>
          <table:table-cell table:style-name="ce14" office:value-type="float" office:value="874823766.56" calcext:value-type="float">
            <text:p>874.823.766,56</text:p>
          </table:table-cell>
          <table:table-cell table:style-name="ce14" office:value-type="float" office:value="88800256.74" calcext:value-type="float">
            <text:p>88.800.256,74</text:p>
          </table:table-cell>
          <table:table-cell table:style-name="ce14" office:value-type="float" office:value="125497929.87" calcext:value-type="float">
            <text:p>125.497.929,87</text:p>
          </table:table-cell>
          <table:table-cell table:style-name="ce14" office:value-type="float" office:value="129640029.82" calcext:value-type="float">
            <text:p>129.640.029,82</text:p>
          </table:table-cell>
          <table:table-cell table:style-name="ce14" office:value-type="float" office:value="95917677.55" calcext:value-type="float">
            <text:p>95.917.677,55</text:p>
          </table:table-cell>
          <table:table-cell table:style-name="ce14" office:value-type="float" office:value="218070851.61" calcext:value-type="float">
            <text:p>218.070.851,61</text:p>
          </table:table-cell>
          <table:table-cell table:style-name="ce14" office:value-type="float" office:value="52461433.73" calcext:value-type="float">
            <text:p>52.461.433,73</text:p>
          </table:table-cell>
          <table:table-cell table:style-name="ce14" office:value-type="float" office:value="600840563.22" calcext:value-type="float">
            <text:p>600.840.563,22</text:p>
          </table:table-cell>
          <table:table-cell table:style-name="ce14" office:value-type="float" office:value="3032747996.08" calcext:value-type="float">
            <text:p>3.032.747.996,08</text:p>
          </table:table-cell>
          <table:table-cell table:style-name="ce14" office:value-type="float" office:value="81396872.48" calcext:value-type="float">
            <text:p>81.396.872,48</text:p>
          </table:table-cell>
          <table:table-cell table:style-name="ce14" office:value-type="float" office:value="34026786.19" calcext:value-type="float">
            <text:p>34.026.786,19</text:p>
          </table:table-cell>
          <table:table-cell table:style-name="ce14" office:value-type="float" office:value="11507586.2" calcext:value-type="float">
            <text:p>11.507.586,20</text:p>
          </table:table-cell>
          <table:table-cell table:style-name="ce14" office:value-type="float" office:value="721438139.4" calcext:value-type="float">
            <text:p>721.438.139,40</text:p>
          </table:table-cell>
          <table:table-cell table:style-name="ce14" office:value-type="float" office:value="399289911.77" calcext:value-type="float">
            <text:p>399.289.911,77</text:p>
          </table:table-cell>
          <table:table-cell table:style-name="ce14" office:value-type="float" office:value="46324136.54" calcext:value-type="float">
            <text:p>46.324.136,54</text:p>
          </table:table-cell>
          <table:table-cell table:style-name="ce14" office:value-type="float" office:value="9230216595.26" calcext:value-type="float">
            <text:p>9.230.216.595,26</text:p>
          </table:table-cell>
          <table:table-cell table:style-name="ce14" office:value-type="float" office:value="25598562.69" calcext:value-type="float">
            <text:p>25.598.562,69</text:p>
          </table:table-cell>
          <table:table-cell table:style-name="ce22" office:value-type="float" office:value="22353455358.29" calcext:value-type="float">
            <text:p>22.353.455.358,29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4"/>IRRF - RENDIMENTOS DO TRABALHO</text:p>
          </table:table-cell>
          <table:table-cell table:style-name="ce14" office:value-type="float" office:value="13557259.7" calcext:value-type="float">
            <text:p>13.557.259,70</text:p>
          </table:table-cell>
          <table:table-cell table:style-name="ce14" office:value-type="float" office:value="48867232.49" calcext:value-type="float">
            <text:p>48.867.232,49</text:p>
          </table:table-cell>
          <table:table-cell table:style-name="ce14" office:value-type="float" office:value="97307789.55" calcext:value-type="float">
            <text:p>97.307.789,55</text:p>
          </table:table-cell>
          <table:table-cell table:style-name="ce14" office:value-type="float" office:value="9046338.84" calcext:value-type="float">
            <text:p>9.046.338,84</text:p>
          </table:table-cell>
          <table:table-cell table:style-name="ce14" office:value-type="float" office:value="210337324.47" calcext:value-type="float">
            <text:p>210.337.324,47</text:p>
          </table:table-cell>
          <table:table-cell table:style-name="ce14" office:value-type="float" office:value="187173339.26" calcext:value-type="float">
            <text:p>187.173.339,26</text:p>
          </table:table-cell>
          <table:table-cell table:style-name="ce14" office:value-type="float" office:value="4899059012.7" calcext:value-type="float">
            <text:p>4.899.059.012,70</text:p>
          </table:table-cell>
          <table:table-cell table:style-name="ce14" office:value-type="float" office:value="114983007.96" calcext:value-type="float">
            <text:p>114.983.007,96</text:p>
          </table:table-cell>
          <table:table-cell table:style-name="ce14" office:value-type="float" office:value="171320337.61" calcext:value-type="float">
            <text:p>171.320.337,61</text:p>
          </table:table-cell>
          <table:table-cell table:style-name="ce14" office:value-type="float" office:value="58440315.76" calcext:value-type="float">
            <text:p>58.440.315,76</text:p>
          </table:table-cell>
          <table:table-cell table:style-name="ce14" office:value-type="float" office:value="649933344.65" calcext:value-type="float">
            <text:p>649.933.344,65</text:p>
          </table:table-cell>
          <table:table-cell table:style-name="ce14" office:value-type="float" office:value="76911206.21" calcext:value-type="float">
            <text:p>76.911.206,21</text:p>
          </table:table-cell>
          <table:table-cell table:style-name="ce14" office:value-type="float" office:value="107200122.49" calcext:value-type="float">
            <text:p>107.200.122,49</text:p>
          </table:table-cell>
          <table:table-cell table:style-name="ce14" office:value-type="float" office:value="114041265.05" calcext:value-type="float">
            <text:p>114.041.265,05</text:p>
          </table:table-cell>
          <table:table-cell table:style-name="ce14" office:value-type="float" office:value="91260538.01" calcext:value-type="float">
            <text:p>91.260.538,01</text:p>
          </table:table-cell>
          <table:table-cell table:style-name="ce14" office:value-type="float" office:value="191638439.71" calcext:value-type="float">
            <text:p>191.638.439,71</text:p>
          </table:table-cell>
          <table:table-cell table:style-name="ce14" office:value-type="float" office:value="42226181.9" calcext:value-type="float">
            <text:p>42.226.181,90</text:p>
          </table:table-cell>
          <table:table-cell table:style-name="ce14" office:value-type="float" office:value="425692481.78" calcext:value-type="float">
            <text:p>425.692.481,78</text:p>
          </table:table-cell>
          <table:table-cell table:style-name="ce14" office:value-type="float" office:value="1328555319.15" calcext:value-type="float">
            <text:p>1.328.555.319,15</text:p>
          </table:table-cell>
          <table:table-cell table:style-name="ce14" office:value-type="float" office:value="73274508.35" calcext:value-type="float">
            <text:p>73.274.508,35</text:p>
          </table:table-cell>
          <table:table-cell table:style-name="ce14" office:value-type="float" office:value="28256107.82" calcext:value-type="float">
            <text:p>28.256.107,82</text:p>
          </table:table-cell>
          <table:table-cell table:style-name="ce14" office:value-type="float" office:value="10598140.59" calcext:value-type="float">
            <text:p>10.598.140,59</text:p>
          </table:table-cell>
          <table:table-cell table:style-name="ce14" office:value-type="float" office:value="562395216.61" calcext:value-type="float">
            <text:p>562.395.216,61</text:p>
          </table:table-cell>
          <table:table-cell table:style-name="ce14" office:value-type="float" office:value="303861563.75" calcext:value-type="float">
            <text:p>303.861.563,75</text:p>
          </table:table-cell>
          <table:table-cell table:style-name="ce14" office:value-type="float" office:value="40198608.99" calcext:value-type="float">
            <text:p>40.198.608,99</text:p>
          </table:table-cell>
          <table:table-cell table:style-name="ce14" office:value-type="float" office:value="3787394127.73" calcext:value-type="float">
            <text:p>3.787.394.127,73</text:p>
          </table:table-cell>
          <table:table-cell table:style-name="ce14" office:value-type="float" office:value="21909308.49" calcext:value-type="float">
            <text:p>21.909.308,49</text:p>
          </table:table-cell>
          <table:table-cell table:style-name="ce22" office:value-type="float" office:value="13665438439.62" calcext:value-type="float">
            <text:p>13.665.438.439,62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4"/>IRRF - RENDIMENTOS DO CAPITAL</text:p>
          </table:table-cell>
          <table:table-cell table:style-name="ce14" office:value-type="float" office:value="512169.88" calcext:value-type="float">
            <text:p>512.169,88</text:p>
          </table:table-cell>
          <table:table-cell table:style-name="ce14" office:value-type="float" office:value="2301848.87" calcext:value-type="float">
            <text:p>2.301.848,87</text:p>
          </table:table-cell>
          <table:table-cell table:style-name="ce14" office:value-type="float" office:value="6772497.33" calcext:value-type="float">
            <text:p>6.772.497,33</text:p>
          </table:table-cell>
          <table:table-cell table:style-name="ce14" office:value-type="float" office:value="70929.92" calcext:value-type="float">
            <text:p>70.929,92</text:p>
          </table:table-cell>
          <table:table-cell table:style-name="ce14" office:value-type="float" office:value="10459463.92" calcext:value-type="float">
            <text:p>10.459.463,92</text:p>
          </table:table-cell>
          <table:table-cell table:style-name="ce14" office:value-type="float" office:value="11912177.61" calcext:value-type="float">
            <text:p>11.912.177,61</text:p>
          </table:table-cell>
          <table:table-cell table:style-name="ce14" office:value-type="float" office:value="304060852.27" calcext:value-type="float">
            <text:p>304.060.852,27</text:p>
          </table:table-cell>
          <table:table-cell table:style-name="ce14" office:value-type="float" office:value="12278154.89" calcext:value-type="float">
            <text:p>12.278.154,89</text:p>
          </table:table-cell>
          <table:table-cell table:style-name="ce14" office:value-type="float" office:value="13419667.43" calcext:value-type="float">
            <text:p>13.419.667,43</text:p>
          </table:table-cell>
          <table:table-cell table:style-name="ce14" office:value-type="float" office:value="1823400.64" calcext:value-type="float">
            <text:p>1.823.400,64</text:p>
          </table:table-cell>
          <table:table-cell table:style-name="ce14" office:value-type="float" office:value="73612205.74" calcext:value-type="float">
            <text:p>73.612.205,74</text:p>
          </table:table-cell>
          <table:table-cell table:style-name="ce14" office:value-type="float" office:value="7254781.14" calcext:value-type="float">
            <text:p>7.254.781,14</text:p>
          </table:table-cell>
          <table:table-cell table:style-name="ce14" office:value-type="float" office:value="9730561.42" calcext:value-type="float">
            <text:p>9.730.561,42</text:p>
          </table:table-cell>
          <table:table-cell table:style-name="ce14" office:value-type="float" office:value="4353041.44" calcext:value-type="float">
            <text:p>4.353.041,44</text:p>
          </table:table-cell>
          <table:table-cell table:style-name="ce14" office:value-type="float" office:value="1791453.18" calcext:value-type="float">
            <text:p>1.791.453,18</text:p>
          </table:table-cell>
          <table:table-cell table:style-name="ce14" office:value-type="float" office:value="12609108.1" calcext:value-type="float">
            <text:p>12.609.108,10</text:p>
          </table:table-cell>
          <table:table-cell table:style-name="ce14" office:value-type="float" office:value="6529801.08" calcext:value-type="float">
            <text:p>6.529.801,08</text:p>
          </table:table-cell>
          <table:table-cell table:style-name="ce14" office:value-type="float" office:value="89571627.55" calcext:value-type="float">
            <text:p>89.571.627,55</text:p>
          </table:table-cell>
          <table:table-cell table:style-name="ce14" office:value-type="float" office:value="1085741442.53" calcext:value-type="float">
            <text:p>1.085.741.442,53</text:p>
          </table:table-cell>
          <table:table-cell table:style-name="ce14" office:value-type="float" office:value="2692108.9" calcext:value-type="float">
            <text:p>2.692.108,90</text:p>
          </table:table-cell>
          <table:table-cell table:style-name="ce14" office:value-type="float" office:value="3500443.95" calcext:value-type="float">
            <text:p>3.500.443,95</text:p>
          </table:table-cell>
          <table:table-cell table:style-name="ce14" office:value-type="float" office:value="132268.41" calcext:value-type="float">
            <text:p>132.268,41</text:p>
          </table:table-cell>
          <table:table-cell table:style-name="ce14" office:value-type="float" office:value="83571204.31" calcext:value-type="float">
            <text:p>83.571.204,31</text:p>
          </table:table-cell>
          <table:table-cell table:style-name="ce14" office:value-type="float" office:value="44080742.66" calcext:value-type="float">
            <text:p>44.080.742,66</text:p>
          </table:table-cell>
          <table:table-cell table:style-name="ce14" office:value-type="float" office:value="2196295.52" calcext:value-type="float">
            <text:p>2.196.295,52</text:p>
          </table:table-cell>
          <table:table-cell table:style-name="ce14" office:value-type="float" office:value="2357135506.1" calcext:value-type="float">
            <text:p>2.357.135.506,10</text:p>
          </table:table-cell>
          <table:table-cell table:style-name="ce14" office:value-type="float" office:value="730493.92" calcext:value-type="float">
            <text:p>730.493,92</text:p>
          </table:table-cell>
          <table:table-cell table:style-name="ce22" office:value-type="float" office:value="4148844248.71" calcext:value-type="float">
            <text:p>4.148.844.248,71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4"/>IRRF - REMESSAS P/ EXTERIOR</text:p>
          </table:table-cell>
          <table:table-cell table:style-name="ce14" office:value-type="float" office:value="179918.92" calcext:value-type="float">
            <text:p>179.918,92</text:p>
          </table:table-cell>
          <table:table-cell table:style-name="ce14" office:value-type="float" office:value="298308.14" calcext:value-type="float">
            <text:p>298.308,14</text:p>
          </table:table-cell>
          <table:table-cell table:style-name="ce14" office:value-type="float" office:value="23916439.75" calcext:value-type="float">
            <text:p>23.916.439,75</text:p>
          </table:table-cell>
          <table:table-cell table:style-name="ce14" office:value-type="float" office:value="35190.4" calcext:value-type="float">
            <text:p>35.190,40</text:p>
          </table:table-cell>
          <table:table-cell table:style-name="ce14" office:value-type="float" office:value="18373819.31" calcext:value-type="float">
            <text:p>18.373.819,31</text:p>
          </table:table-cell>
          <table:table-cell table:style-name="ce14" office:value-type="float" office:value="7014766.63" calcext:value-type="float">
            <text:p>7.014.766,63</text:p>
          </table:table-cell>
          <table:table-cell table:style-name="ce14" office:value-type="float" office:value="79402081.11" calcext:value-type="float">
            <text:p>79.402.081,11</text:p>
          </table:table-cell>
          <table:table-cell table:style-name="ce14" office:value-type="float" office:value="12749641.56" calcext:value-type="float">
            <text:p>12.749.641,56</text:p>
          </table:table-cell>
          <table:table-cell table:style-name="ce14" office:value-type="float" office:value="4898512.36" calcext:value-type="float">
            <text:p>4.898.512,36</text:p>
          </table:table-cell>
          <table:table-cell table:style-name="ce14" office:value-type="float" office:value="351415.88" calcext:value-type="float">
            <text:p>351.415,88</text:p>
          </table:table-cell>
          <table:table-cell table:style-name="ce14" office:value-type="float" office:value="93480719.9" calcext:value-type="float">
            <text:p>93.480.719,90</text:p>
          </table:table-cell>
          <table:table-cell table:style-name="ce14" office:value-type="float" office:value="1073204.37" calcext:value-type="float">
            <text:p>1.073.204,37</text:p>
          </table:table-cell>
          <table:table-cell table:style-name="ce14" office:value-type="float" office:value="3017684.64" calcext:value-type="float">
            <text:p>3.017.684,64</text:p>
          </table:table-cell>
          <table:table-cell table:style-name="ce14" office:value-type="float" office:value="5573064.91" calcext:value-type="float">
            <text:p>5.573.064,91</text:p>
          </table:table-cell>
          <table:table-cell table:style-name="ce14" office:value-type="float" office:value="548976.78" calcext:value-type="float">
            <text:p>548.976,78</text:p>
          </table:table-cell>
          <table:table-cell table:style-name="ce14" office:value-type="float" office:value="4798680.56" calcext:value-type="float">
            <text:p>4.798.680,56</text:p>
          </table:table-cell>
          <table:table-cell table:style-name="ce14" office:value-type="float" office:value="270884.38" calcext:value-type="float">
            <text:p>270.884,38</text:p>
          </table:table-cell>
          <table:table-cell table:style-name="ce14" office:value-type="float" office:value="56646678.06" calcext:value-type="float">
            <text:p>56.646.678,06</text:p>
          </table:table-cell>
          <table:table-cell table:style-name="ce14" office:value-type="float" office:value="470457526.72" calcext:value-type="float">
            <text:p>470.457.526,72</text:p>
          </table:table-cell>
          <table:table-cell table:style-name="ce14" office:value-type="float" office:value="2968435.75" calcext:value-type="float">
            <text:p>2.968.435,75</text:p>
          </table:table-cell>
          <table:table-cell table:style-name="ce14" office:value-type="float" office:value="645573.45" calcext:value-type="float">
            <text:p>645.573,45</text:p>
          </table:table-cell>
          <table:table-cell table:style-name="ce14" office:value-type="float" office:value="250445.67" calcext:value-type="float">
            <text:p>250.445,67</text:p>
          </table:table-cell>
          <table:table-cell table:style-name="ce14" office:value-type="float" office:value="35585560.53" calcext:value-type="float">
            <text:p>35.585.560,53</text:p>
          </table:table-cell>
          <table:table-cell table:style-name="ce14" office:value-type="float" office:value="27904853.61" calcext:value-type="float">
            <text:p>27.904.853,61</text:p>
          </table:table-cell>
          <table:table-cell table:style-name="ce14" office:value-type="float" office:value="1317329.81" calcext:value-type="float">
            <text:p>1.317.329,81</text:p>
          </table:table-cell>
          <table:table-cell table:style-name="ce14" office:value-type="float" office:value="2493458628.6" calcext:value-type="float">
            <text:p>2.493.458.628,60</text:p>
          </table:table-cell>
          <table:table-cell table:style-name="ce14" office:value-type="float" office:value="1667972.51" calcext:value-type="float">
            <text:p>1.667.972,51</text:p>
          </table:table-cell>
          <table:table-cell table:style-name="ce22" office:value-type="float" office:value="3346886314.31" calcext:value-type="float">
            <text:p>3.346.886.314,31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4"/>IRRF - OUTROS RENDIMENTOS</text:p>
          </table:table-cell>
          <table:table-cell table:style-name="ce14" office:value-type="float" office:value="919893.58" calcext:value-type="float">
            <text:p>919.893,58</text:p>
          </table:table-cell>
          <table:table-cell table:style-name="ce14" office:value-type="float" office:value="2513232.36" calcext:value-type="float">
            <text:p>2.513.232,36</text:p>
          </table:table-cell>
          <table:table-cell table:style-name="ce14" office:value-type="float" office:value="6560536.93" calcext:value-type="float">
            <text:p>6.560.536,93</text:p>
          </table:table-cell>
          <table:table-cell table:style-name="ce14" office:value-type="float" office:value="375098.19" calcext:value-type="float">
            <text:p>375.098,19</text:p>
          </table:table-cell>
          <table:table-cell table:style-name="ce14" office:value-type="float" office:value="20108272.42" calcext:value-type="float">
            <text:p>20.108.272,42</text:p>
          </table:table-cell>
          <table:table-cell table:style-name="ce14" office:value-type="float" office:value="13471826.99" calcext:value-type="float">
            <text:p>13.471.826,99</text:p>
          </table:table-cell>
          <table:table-cell table:style-name="ce14" office:value-type="float" office:value="197689115.8" calcext:value-type="float">
            <text:p>197.689.115,80</text:p>
          </table:table-cell>
          <table:table-cell table:style-name="ce14" office:value-type="float" office:value="8767213.21" calcext:value-type="float">
            <text:p>8.767.213,21</text:p>
          </table:table-cell>
          <table:table-cell table:style-name="ce14" office:value-type="float" office:value="10002497.46" calcext:value-type="float">
            <text:p>10.002.497,46</text:p>
          </table:table-cell>
          <table:table-cell table:style-name="ce14" office:value-type="float" office:value="3525360.48" calcext:value-type="float">
            <text:p>3.525.360,48</text:p>
          </table:table-cell>
          <table:table-cell table:style-name="ce14" office:value-type="float" office:value="57797496.27" calcext:value-type="float">
            <text:p>57.797.496,27</text:p>
          </table:table-cell>
          <table:table-cell table:style-name="ce14" office:value-type="float" office:value="3561065.02" calcext:value-type="float">
            <text:p>3.561.065,02</text:p>
          </table:table-cell>
          <table:table-cell table:style-name="ce14" office:value-type="float" office:value="5549561.32" calcext:value-type="float">
            <text:p>5.549.561,32</text:p>
          </table:table-cell>
          <table:table-cell table:style-name="ce14" office:value-type="float" office:value="5672658.42" calcext:value-type="float">
            <text:p>5.672.658,42</text:p>
          </table:table-cell>
          <table:table-cell table:style-name="ce14" office:value-type="float" office:value="2316709.58" calcext:value-type="float">
            <text:p>2.316.709,58</text:p>
          </table:table-cell>
          <table:table-cell table:style-name="ce14" office:value-type="float" office:value="9024623.24" calcext:value-type="float">
            <text:p>9.024.623,24</text:p>
          </table:table-cell>
          <table:table-cell table:style-name="ce14" office:value-type="float" office:value="3434566.37" calcext:value-type="float">
            <text:p>3.434.566,37</text:p>
          </table:table-cell>
          <table:table-cell table:style-name="ce14" office:value-type="float" office:value="28929775.83" calcext:value-type="float">
            <text:p>28.929.775,83</text:p>
          </table:table-cell>
          <table:table-cell table:style-name="ce14" office:value-type="float" office:value="147993707.68" calcext:value-type="float">
            <text:p>147.993.707,68</text:p>
          </table:table-cell>
          <table:table-cell table:style-name="ce14" office:value-type="float" office:value="2461819.48" calcext:value-type="float">
            <text:p>2.461.819,48</text:p>
          </table:table-cell>
          <table:table-cell table:style-name="ce14" office:value-type="float" office:value="1624660.97" calcext:value-type="float">
            <text:p>1.624.660,97</text:p>
          </table:table-cell>
          <table:table-cell table:style-name="ce14" office:value-type="float" office:value="526731.53" calcext:value-type="float">
            <text:p>526.731,53</text:p>
          </table:table-cell>
          <table:table-cell table:style-name="ce14" office:value-type="float" office:value="39886157.95" calcext:value-type="float">
            <text:p>39.886.157,95</text:p>
          </table:table-cell>
          <table:table-cell table:style-name="ce14" office:value-type="float" office:value="23442751.75" calcext:value-type="float">
            <text:p>23.442.751,75</text:p>
          </table:table-cell>
          <table:table-cell table:style-name="ce14" office:value-type="float" office:value="2611902.22" calcext:value-type="float">
            <text:p>2.611.902,22</text:p>
          </table:table-cell>
          <table:table-cell table:style-name="ce14" office:value-type="float" office:value="592228332.83" calcext:value-type="float">
            <text:p>592.228.332,83</text:p>
          </table:table-cell>
          <table:table-cell table:style-name="ce14" office:value-type="float" office:value="1290787.77" calcext:value-type="float">
            <text:p>1.290.787,77</text:p>
          </table:table-cell>
          <table:table-cell table:style-name="ce22" office:value-type="float" office:value="1192286355.65" calcext:value-type="float">
            <text:p>1.192.286.355,65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IMPOSTO S/ OPERAÇÕES FINANCEIRAS</text:p>
          </table:table-cell>
          <table:table-cell table:style-name="ce14" office:value-type="float" office:value="666612.75" calcext:value-type="float">
            <text:p>666.612,75</text:p>
          </table:table-cell>
          <table:table-cell table:style-name="ce14" office:value-type="float" office:value="1484671.46" calcext:value-type="float">
            <text:p>1.484.671,46</text:p>
          </table:table-cell>
          <table:table-cell table:style-name="ce14" office:value-type="float" office:value="4338165.62" calcext:value-type="float">
            <text:p>4.338.165,62</text:p>
          </table:table-cell>
          <table:table-cell table:style-name="ce14" office:value-type="float" office:value="177905.67" calcext:value-type="float">
            <text:p>177.905,67</text:p>
          </table:table-cell>
          <table:table-cell table:style-name="ce14" office:value-type="float" office:value="6923787.88" calcext:value-type="float">
            <text:p>6.923.787,88</text:p>
          </table:table-cell>
          <table:table-cell table:style-name="ce14" office:value-type="float" office:value="6656616.06" calcext:value-type="float">
            <text:p>6.656.616,06</text:p>
          </table:table-cell>
          <table:table-cell table:style-name="ce14" office:value-type="float" office:value="744658489.1" calcext:value-type="float">
            <text:p>744.658.489,10</text:p>
          </table:table-cell>
          <table:table-cell table:style-name="ce14" office:value-type="float" office:value="18289629.21" calcext:value-type="float">
            <text:p>18.289.629,21</text:p>
          </table:table-cell>
          <table:table-cell table:style-name="ce14" office:value-type="float" office:value="18742387.16" calcext:value-type="float">
            <text:p>18.742.387,16</text:p>
          </table:table-cell>
          <table:table-cell table:style-name="ce14" office:value-type="float" office:value="922763.86" calcext:value-type="float">
            <text:p>922.763,86</text:p>
          </table:table-cell>
          <table:table-cell table:style-name="ce14" office:value-type="float" office:value="127777598.21" calcext:value-type="float">
            <text:p>127.777.598,21</text:p>
          </table:table-cell>
          <table:table-cell table:style-name="ce14" office:value-type="float" office:value="14804193.38" calcext:value-type="float">
            <text:p>14.804.193,38</text:p>
          </table:table-cell>
          <table:table-cell table:style-name="ce14" office:value-type="float" office:value="41013799.94" calcext:value-type="float">
            <text:p>41.013.799,94</text:p>
          </table:table-cell>
          <table:table-cell table:style-name="ce14" office:value-type="float" office:value="42920082.7" calcext:value-type="float">
            <text:p>42.920.082,70</text:p>
          </table:table-cell>
          <table:table-cell table:style-name="ce14" office:value-type="float" office:value="3297477.73" calcext:value-type="float">
            <text:p>3.297.477,73</text:p>
          </table:table-cell>
          <table:table-cell table:style-name="ce14" office:value-type="float" office:value="6522138.52" calcext:value-type="float">
            <text:p>6.522.138,52</text:p>
          </table:table-cell>
          <table:table-cell table:style-name="ce14" office:value-type="float" office:value="354447.06" calcext:value-type="float">
            <text:p>354.447,06</text:p>
          </table:table-cell>
          <table:table-cell table:style-name="ce14" office:value-type="float" office:value="114025095.18" calcext:value-type="float">
            <text:p>114.025.095,18</text:p>
          </table:table-cell>
          <table:table-cell table:style-name="ce14" office:value-type="float" office:value="247920766.39" calcext:value-type="float">
            <text:p>247.920.766,39</text:p>
          </table:table-cell>
          <table:table-cell table:style-name="ce14" office:value-type="float" office:value="3028481.97" calcext:value-type="float">
            <text:p>3.028.481,97</text:p>
          </table:table-cell>
          <table:table-cell table:style-name="ce14" office:value-type="float" office:value="18659071.35" calcext:value-type="float">
            <text:p>18.659.071,35</text:p>
          </table:table-cell>
          <table:table-cell table:style-name="ce14" office:value-type="float" office:value="104096.75" calcext:value-type="float">
            <text:p>104.096,75</text:p>
          </table:table-cell>
          <table:table-cell table:style-name="ce14" office:value-type="float" office:value="168899037.74" calcext:value-type="float">
            <text:p>168.899.037,74</text:p>
          </table:table-cell>
          <table:table-cell table:style-name="ce14" office:value-type="float" office:value="65172951.26" calcext:value-type="float">
            <text:p>65.172.951,26</text:p>
          </table:table-cell>
          <table:table-cell table:style-name="ce14" office:value-type="float" office:value="6961326.02" calcext:value-type="float">
            <text:p>6.961.326,02</text:p>
          </table:table-cell>
          <table:table-cell table:style-name="ce14" office:value-type="float" office:value="3252555285.45" calcext:value-type="float">
            <text:p>3.252.555.285,45</text:p>
          </table:table-cell>
          <table:table-cell table:style-name="ce14" office:value-type="float" office:value="418706.88" calcext:value-type="float">
            <text:p>418.706,88</text:p>
          </table:table-cell>
          <table:table-cell table:style-name="ce22" office:value-type="float" office:value="4917295585.3" calcext:value-type="float">
            <text:p>4.917.295.585,30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IMPOSTO TERRITORIAL RURAL</text:p>
          </table:table-cell>
          <table:table-cell table:style-name="ce14" office:value-type="float" office:value="87298.6" calcext:value-type="float">
            <text:p>87.298,60</text:p>
          </table:table-cell>
          <table:table-cell table:style-name="ce14" office:value-type="float" office:value="337214.29" calcext:value-type="float">
            <text:p>337.214,29</text:p>
          </table:table-cell>
          <table:table-cell table:style-name="ce14" office:value-type="float" office:value="410017.55" calcext:value-type="float">
            <text:p>410.017,55</text:p>
          </table:table-cell>
          <table:table-cell table:style-name="ce14" office:value-type="float" office:value="18552.79" calcext:value-type="float">
            <text:p>18.552,79</text:p>
          </table:table-cell>
          <table:table-cell table:style-name="ce14" office:value-type="float" office:value="3338157.59" calcext:value-type="float">
            <text:p>3.338.157,59</text:p>
          </table:table-cell>
          <table:table-cell table:style-name="ce14" office:value-type="float" office:value="386719.75" calcext:value-type="float">
            <text:p>386.719,75</text:p>
          </table:table-cell>
          <table:table-cell table:style-name="ce14" office:value-type="float" office:value="335676.02" calcext:value-type="float">
            <text:p>335.676,02</text:p>
          </table:table-cell>
          <table:table-cell table:style-name="ce14" office:value-type="float" office:value="521664.94" calcext:value-type="float">
            <text:p>521.664,94</text:p>
          </table:table-cell>
          <table:table-cell table:style-name="ce14" office:value-type="float" office:value="20135834.85" calcext:value-type="float">
            <text:p>20.135.834,85</text:p>
          </table:table-cell>
          <table:table-cell table:style-name="ce14" office:value-type="float" office:value="938528.48" calcext:value-type="float">
            <text:p>938.528,48</text:p>
          </table:table-cell>
          <table:table-cell table:style-name="ce14" office:value-type="float" office:value="10213617.56" calcext:value-type="float">
            <text:p>10.213.617,56</text:p>
          </table:table-cell>
          <table:table-cell table:style-name="ce14" office:value-type="float" office:value="36091707.2" calcext:value-type="float">
            <text:p>36.091.707,20</text:p>
          </table:table-cell>
          <table:table-cell table:style-name="ce14" office:value-type="float" office:value="25556967.13" calcext:value-type="float">
            <text:p>25.556.967,13</text:p>
          </table:table-cell>
          <table:table-cell table:style-name="ce14" office:value-type="float" office:value="2969362.9" calcext:value-type="float">
            <text:p>2.969.362,90</text:p>
          </table:table-cell>
          <table:table-cell table:style-name="ce14" office:value-type="float" office:value="284379.42" calcext:value-type="float">
            <text:p>284.379,42</text:p>
          </table:table-cell>
          <table:table-cell table:style-name="ce14" office:value-type="float" office:value="1568910.36" calcext:value-type="float">
            <text:p>1.568.910,36</text:p>
          </table:table-cell>
          <table:table-cell table:style-name="ce14" office:value-type="float" office:value="6638411.6" calcext:value-type="float">
            <text:p>6.638.411,60</text:p>
          </table:table-cell>
          <table:table-cell table:style-name="ce14" office:value-type="float" office:value="16922768.75" calcext:value-type="float">
            <text:p>16.922.768,75</text:p>
          </table:table-cell>
          <table:table-cell table:style-name="ce14" office:value-type="float" office:value="1186499.65" calcext:value-type="float">
            <text:p>1.186.499,65</text:p>
          </table:table-cell>
          <table:table-cell table:style-name="ce14" office:value-type="float" office:value="182111.14" calcext:value-type="float">
            <text:p>182.111,14</text:p>
          </table:table-cell>
          <table:table-cell table:style-name="ce14" office:value-type="float" office:value="1230060.24" calcext:value-type="float">
            <text:p>1.230.060,24</text:p>
          </table:table-cell>
          <table:table-cell table:style-name="ce14" office:value-type="float" office:value="271583.32" calcext:value-type="float">
            <text:p>271.583,32</text:p>
          </table:table-cell>
          <table:table-cell table:style-name="ce14" office:value-type="float" office:value="14756447.82" calcext:value-type="float">
            <text:p>14.756.447,82</text:p>
          </table:table-cell>
          <table:table-cell table:style-name="ce14" office:value-type="float" office:value="1825644.91" calcext:value-type="float">
            <text:p>1.825.644,91</text:p>
          </table:table-cell>
          <table:table-cell table:style-name="ce14" office:value-type="float" office:value="196716.51" calcext:value-type="float">
            <text:p>196.716,51</text:p>
          </table:table-cell>
          <table:table-cell table:style-name="ce14" office:value-type="float" office:value="25855934.05" calcext:value-type="float">
            <text:p>25.855.934,05</text:p>
          </table:table-cell>
          <table:table-cell table:style-name="ce14" office:value-type="float" office:value="3769936.43" calcext:value-type="float">
            <text:p>3.769.936,43</text:p>
          </table:table-cell>
          <table:table-cell table:style-name="ce22" office:value-type="float" office:value="176030723.85" calcext:value-type="float">
            <text:p>176.030.723,85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COFINS</text:p>
          </table:table-cell>
          <table:table-cell table:style-name="ce14" office:value-type="float" office:value="11976495.66" calcext:value-type="float">
            <text:p>11.976.495,66</text:p>
          </table:table-cell>
          <table:table-cell table:style-name="ce14" office:value-type="float" office:value="94509008.18" calcext:value-type="float">
            <text:p>94.509.008,18</text:p>
          </table:table-cell>
          <table:table-cell table:style-name="ce14" office:value-type="float" office:value="404132859.02" calcext:value-type="float">
            <text:p>404.132.859,02</text:p>
          </table:table-cell>
          <table:table-cell table:style-name="ce14" office:value-type="float" office:value="10117826.91" calcext:value-type="float">
            <text:p>10.117.826,91</text:p>
          </table:table-cell>
          <table:table-cell table:style-name="ce14" office:value-type="float" office:value="664117329.04" calcext:value-type="float">
            <text:p>664.117.329,04</text:p>
          </table:table-cell>
          <table:table-cell table:style-name="ce14" office:value-type="float" office:value="620381977.02" calcext:value-type="float">
            <text:p>620.381.977,02</text:p>
          </table:table-cell>
          <table:table-cell table:style-name="ce14" office:value-type="float" office:value="697514748.74" calcext:value-type="float">
            <text:p>697.514.748,74</text:p>
          </table:table-cell>
          <table:table-cell table:style-name="ce14" office:value-type="float" office:value="671423668.04" calcext:value-type="float">
            <text:p>671.423.668,04</text:p>
          </table:table-cell>
          <table:table-cell table:style-name="ce14" office:value-type="float" office:value="456545468.71" calcext:value-type="float">
            <text:p>456.545.468,71</text:p>
          </table:table-cell>
          <table:table-cell table:style-name="ce14" office:value-type="float" office:value="292380378.69" calcext:value-type="float">
            <text:p>292.380.378,69</text:p>
          </table:table-cell>
          <table:table-cell table:style-name="ce14" office:value-type="float" office:value="1280725090.52" calcext:value-type="float">
            <text:p>1.280.725.090,52</text:p>
          </table:table-cell>
          <table:table-cell table:style-name="ce14" office:value-type="float" office:value="114584759.31" calcext:value-type="float">
            <text:p>114.584.759,31</text:p>
          </table:table-cell>
          <table:table-cell table:style-name="ce14" office:value-type="float" office:value="178406463.55" calcext:value-type="float">
            <text:p>178.406.463,55</text:p>
          </table:table-cell>
          <table:table-cell table:style-name="ce14" office:value-type="float" office:value="218190101.74" calcext:value-type="float">
            <text:p>218.190.101,74</text:p>
          </table:table-cell>
          <table:table-cell table:style-name="ce14" office:value-type="float" office:value="89282260.41" calcext:value-type="float">
            <text:p>89.282.260,41</text:p>
          </table:table-cell>
          <table:table-cell table:style-name="ce14" office:value-type="float" office:value="541900396.05" calcext:value-type="float">
            <text:p>541.900.396,05</text:p>
          </table:table-cell>
          <table:table-cell table:style-name="ce14" office:value-type="float" office:value="55693535.01" calcext:value-type="float">
            <text:p>55.693.535,01</text:p>
          </table:table-cell>
          <table:table-cell table:style-name="ce14" office:value-type="float" office:value="1401767224.29" calcext:value-type="float">
            <text:p>1.401.767.224,29</text:p>
          </table:table-cell>
          <table:table-cell table:style-name="ce14" office:value-type="float" office:value="4809360502.72" calcext:value-type="float">
            <text:p>4.809.360.502,72</text:p>
          </table:table-cell>
          <table:table-cell table:style-name="ce14" office:value-type="float" office:value="89167065.64" calcext:value-type="float">
            <text:p>89.167.065,64</text:p>
          </table:table-cell>
          <table:table-cell table:style-name="ce14" office:value-type="float" office:value="47492076.42" calcext:value-type="float">
            <text:p>47.492.076,42</text:p>
          </table:table-cell>
          <table:table-cell table:style-name="ce14" office:value-type="float" office:value="12657314.42" calcext:value-type="float">
            <text:p>12.657.314,42</text:p>
          </table:table-cell>
          <table:table-cell table:style-name="ce14" office:value-type="float" office:value="1197031809.04" calcext:value-type="float">
            <text:p>1.197.031.809,04</text:p>
          </table:table-cell>
          <table:table-cell table:style-name="ce14" office:value-type="float" office:value="1887846867.93" calcext:value-type="float">
            <text:p>1.887.846.867,93</text:p>
          </table:table-cell>
          <table:table-cell table:style-name="ce14" office:value-type="float" office:value="101111740.39" calcext:value-type="float">
            <text:p>101.111.740,39</text:p>
          </table:table-cell>
          <table:table-cell table:style-name="ce14" office:value-type="float" office:value="9924230160.38" calcext:value-type="float">
            <text:p>9.924.230.160,38</text:p>
          </table:table-cell>
          <table:table-cell table:style-name="ce14" office:value-type="float" office:value="38395980.3" calcext:value-type="float">
            <text:p>38.395.980,30</text:p>
          </table:table-cell>
          <table:table-cell table:style-name="ce22" office:value-type="float" office:value="25910943108.13" calcext:value-type="float">
            <text:p>25.910.943.108,13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3"/>FINANCEIRAS</text:p>
          </table:table-cell>
          <table:table-cell table:style-name="ce14" office:value-type="float" office:value="13282.07" calcext:value-type="float">
            <text:p>13.282,07</text:p>
          </table:table-cell>
          <table:table-cell table:style-name="ce14" office:value-type="float" office:value="98244.68" calcext:value-type="float">
            <text:p>98.244,68</text:p>
          </table:table-cell>
          <table:table-cell table:style-name="ce14" office:value-type="float" office:value="287747.47" calcext:value-type="float">
            <text:p>287.747,47</text:p>
          </table:table-cell>
          <table:table-cell table:style-name="ce14" office:value-type="float" office:value="19648.25" calcext:value-type="float">
            <text:p>19.648,25</text:p>
          </table:table-cell>
          <table:table-cell table:style-name="ce14" office:value-type="float" office:value="1450774.31" calcext:value-type="float">
            <text:p>1.450.774,31</text:p>
          </table:table-cell>
          <table:table-cell table:style-name="ce14" office:value-type="float" office:value="19541717.89" calcext:value-type="float">
            <text:p>19.541.717,89</text:p>
          </table:table-cell>
          <table:table-cell table:style-name="ce14" office:value-type="float" office:value="171679269.98" calcext:value-type="float">
            <text:p>171.679.269,98</text:p>
          </table:table-cell>
          <table:table-cell table:style-name="ce14" office:value-type="float" office:value="6173392.87" calcext:value-type="float">
            <text:p>6.173.392,87</text:p>
          </table:table-cell>
          <table:table-cell table:style-name="ce14" office:value-type="float" office:value="680743.8" calcext:value-type="float">
            <text:p>680.743,80</text:p>
          </table:table-cell>
          <table:table-cell table:style-name="ce14" office:value-type="float" office:value="74445.93" calcext:value-type="float">
            <text:p>74.445,93</text:p>
          </table:table-cell>
          <table:table-cell table:style-name="ce14" office:value-type="float" office:value="39090058.05" calcext:value-type="float">
            <text:p>39.090.058,05</text:p>
          </table:table-cell>
          <table:table-cell table:style-name="ce14" office:value-type="float" office:value="37263.57" calcext:value-type="float">
            <text:p>37.263,57</text:p>
          </table:table-cell>
          <table:table-cell table:style-name="ce14" office:value-type="float" office:value="389193.17" calcext:value-type="float">
            <text:p>389.193,17</text:p>
          </table:table-cell>
          <table:table-cell table:style-name="ce14" office:value-type="float" office:value="15023350.53" calcext:value-type="float">
            <text:p>15.023.350,53</text:p>
          </table:table-cell>
          <table:table-cell table:style-name="ce14" office:value-type="float" office:value="22782.3" calcext:value-type="float">
            <text:p>22.782,30</text:p>
          </table:table-cell>
          <table:table-cell table:style-name="ce14" office:value-type="float" office:value="1135666.3" calcext:value-type="float">
            <text:p>1.135.666,30</text:p>
          </table:table-cell>
          <table:table-cell table:style-name="ce14" office:value-type="float" office:value="34916.73" calcext:value-type="float">
            <text:p>34.916,73</text:p>
          </table:table-cell>
          <table:table-cell table:style-name="ce14" office:value-type="float" office:value="11482652.31" calcext:value-type="float">
            <text:p>11.482.652,31</text:p>
          </table:table-cell>
          <table:table-cell table:style-name="ce14" office:value-type="float" office:value="223559366.59" calcext:value-type="float">
            <text:p>223.559.366,59</text:p>
          </table:table-cell>
          <table:table-cell table:style-name="ce14" office:value-type="float" office:value="52950.97" calcext:value-type="float">
            <text:p>52.950,97</text:p>
          </table:table-cell>
          <table:table-cell table:style-name="ce14" office:value-type="float" office:value="462060.36" calcext:value-type="float">
            <text:p>462.060,36</text:p>
          </table:table-cell>
          <table:table-cell table:style-name="ce14" office:value-type="float" office:value="5445.3" calcext:value-type="float">
            <text:p>5.445,30</text:p>
          </table:table-cell>
          <table:table-cell table:style-name="ce14" office:value-type="float" office:value="20145871.24" calcext:value-type="float">
            <text:p>20.145.871,24</text:p>
          </table:table-cell>
          <table:table-cell table:style-name="ce14" office:value-type="float" office:value="2456833.85" calcext:value-type="float">
            <text:p>2.456.833,85</text:p>
          </table:table-cell>
          <table:table-cell table:style-name="ce14" office:value-type="float" office:value="2079010.08" calcext:value-type="float">
            <text:p>2.079.010,08</text:p>
          </table:table-cell>
          <table:table-cell table:style-name="ce14" office:value-type="float" office:value="600021340" calcext:value-type="float">
            <text:p>600.021.340,00</text:p>
          </table:table-cell>
          <table:table-cell table:style-name="ce14" office:value-type="float" office:value="34215.21" calcext:value-type="float">
            <text:p>34.215,21</text:p>
          </table:table-cell>
          <table:table-cell table:style-name="ce22" office:value-type="float" office:value="1116052243.81" calcext:value-type="float">
            <text:p>1.116.052.243,81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3"/>DEMAIS </text:p>
          </table:table-cell>
          <table:table-cell table:style-name="ce14" office:value-type="float" office:value="11963213.59" calcext:value-type="float">
            <text:p>11.963.213,59</text:p>
          </table:table-cell>
          <table:table-cell table:style-name="ce14" office:value-type="float" office:value="94410763.5" calcext:value-type="float">
            <text:p>94.410.763,50</text:p>
          </table:table-cell>
          <table:table-cell table:style-name="ce14" office:value-type="float" office:value="403845111.55" calcext:value-type="float">
            <text:p>403.845.111,55</text:p>
          </table:table-cell>
          <table:table-cell table:style-name="ce14" office:value-type="float" office:value="10098178.66" calcext:value-type="float">
            <text:p>10.098.178,66</text:p>
          </table:table-cell>
          <table:table-cell table:style-name="ce14" office:value-type="float" office:value="662666554.73" calcext:value-type="float">
            <text:p>662.666.554,73</text:p>
          </table:table-cell>
          <table:table-cell table:style-name="ce14" office:value-type="float" office:value="600840259.13" calcext:value-type="float">
            <text:p>600.840.259,13</text:p>
          </table:table-cell>
          <table:table-cell table:style-name="ce14" office:value-type="float" office:value="525835478.76" calcext:value-type="float">
            <text:p>525.835.478,76</text:p>
          </table:table-cell>
          <table:table-cell table:style-name="ce14" office:value-type="float" office:value="665250275.17" calcext:value-type="float">
            <text:p>665.250.275,17</text:p>
          </table:table-cell>
          <table:table-cell table:style-name="ce14" office:value-type="float" office:value="455864724.91" calcext:value-type="float">
            <text:p>455.864.724,91</text:p>
          </table:table-cell>
          <table:table-cell table:style-name="ce14" office:value-type="float" office:value="292305932.76" calcext:value-type="float">
            <text:p>292.305.932,76</text:p>
          </table:table-cell>
          <table:table-cell table:style-name="ce14" office:value-type="float" office:value="1241635032.47" calcext:value-type="float">
            <text:p>1.241.635.032,47</text:p>
          </table:table-cell>
          <table:table-cell table:style-name="ce14" office:value-type="float" office:value="114547495.74" calcext:value-type="float">
            <text:p>114.547.495,74</text:p>
          </table:table-cell>
          <table:table-cell table:style-name="ce14" office:value-type="float" office:value="178017270.38" calcext:value-type="float">
            <text:p>178.017.270,38</text:p>
          </table:table-cell>
          <table:table-cell table:style-name="ce14" office:value-type="float" office:value="203166751.21" calcext:value-type="float">
            <text:p>203.166.751,21</text:p>
          </table:table-cell>
          <table:table-cell table:style-name="ce14" office:value-type="float" office:value="89259478.11" calcext:value-type="float">
            <text:p>89.259.478,11</text:p>
          </table:table-cell>
          <table:table-cell table:style-name="ce14" office:value-type="float" office:value="540764729.75" calcext:value-type="float">
            <text:p>540.764.729,75</text:p>
          </table:table-cell>
          <table:table-cell table:style-name="ce14" office:value-type="float" office:value="55658618.28" calcext:value-type="float">
            <text:p>55.658.618,28</text:p>
          </table:table-cell>
          <table:table-cell table:style-name="ce14" office:value-type="float" office:value="1390284571.98" calcext:value-type="float">
            <text:p>1.390.284.571,98</text:p>
          </table:table-cell>
          <table:table-cell table:style-name="ce14" office:value-type="float" office:value="4585801136.13" calcext:value-type="float">
            <text:p>4.585.801.136,13</text:p>
          </table:table-cell>
          <table:table-cell table:style-name="ce14" office:value-type="float" office:value="89114114.67" calcext:value-type="float">
            <text:p>89.114.114,67</text:p>
          </table:table-cell>
          <table:table-cell table:style-name="ce14" office:value-type="float" office:value="47030016.06" calcext:value-type="float">
            <text:p>47.030.016,06</text:p>
          </table:table-cell>
          <table:table-cell table:style-name="ce14" office:value-type="float" office:value="12651869.12" calcext:value-type="float">
            <text:p>12.651.869,12</text:p>
          </table:table-cell>
          <table:table-cell table:style-name="ce14" office:value-type="float" office:value="1176885937.8" calcext:value-type="float">
            <text:p>1.176.885.937,80</text:p>
          </table:table-cell>
          <table:table-cell table:style-name="ce14" office:value-type="float" office:value="1885390034.08" calcext:value-type="float">
            <text:p>1.885.390.034,08</text:p>
          </table:table-cell>
          <table:table-cell table:style-name="ce14" office:value-type="float" office:value="99032730.31" calcext:value-type="float">
            <text:p>99.032.730,31</text:p>
          </table:table-cell>
          <table:table-cell table:style-name="ce14" office:value-type="float" office:value="9324208820.38" calcext:value-type="float">
            <text:p>9.324.208.820,38</text:p>
          </table:table-cell>
          <table:table-cell table:style-name="ce14" office:value-type="float" office:value="38361765.09" calcext:value-type="float">
            <text:p>38.361.765,09</text:p>
          </table:table-cell>
          <table:table-cell table:style-name="ce22" office:value-type="float" office:value="24794890864.32" calcext:value-type="float">
            <text:p>24.794.890.864,32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CONTRIBUIÇÃO PARA O PIS/PASEP</text:p>
          </table:table-cell>
          <table:table-cell table:style-name="ce14" office:value-type="float" office:value="6976680.43" calcext:value-type="float">
            <text:p>6.976.680,43</text:p>
          </table:table-cell>
          <table:table-cell table:style-name="ce14" office:value-type="float" office:value="28467946.7" calcext:value-type="float">
            <text:p>28.467.946,70</text:p>
          </table:table-cell>
          <table:table-cell table:style-name="ce14" office:value-type="float" office:value="122483393.41" calcext:value-type="float">
            <text:p>122.483.393,41</text:p>
          </table:table-cell>
          <table:table-cell table:style-name="ce14" office:value-type="float" office:value="6354254.12" calcext:value-type="float">
            <text:p>6.354.254,12</text:p>
          </table:table-cell>
          <table:table-cell table:style-name="ce14" office:value-type="float" office:value="195460109.98" calcext:value-type="float">
            <text:p>195.460.109,98</text:p>
          </table:table-cell>
          <table:table-cell table:style-name="ce14" office:value-type="float" office:value="165182115.49" calcext:value-type="float">
            <text:p>165.182.115,49</text:p>
          </table:table-cell>
          <table:table-cell table:style-name="ce14" office:value-type="float" office:value="398734821.06" calcext:value-type="float">
            <text:p>398.734.821,06</text:p>
          </table:table-cell>
          <table:table-cell table:style-name="ce14" office:value-type="float" office:value="175829101.96" calcext:value-type="float">
            <text:p>175.829.101,96</text:p>
          </table:table-cell>
          <table:table-cell table:style-name="ce14" office:value-type="float" office:value="148469956.93" calcext:value-type="float">
            <text:p>148.469.956,93</text:p>
          </table:table-cell>
          <table:table-cell table:style-name="ce14" office:value-type="float" office:value="82502726.74" calcext:value-type="float">
            <text:p>82.502.726,74</text:p>
          </table:table-cell>
          <table:table-cell table:style-name="ce14" office:value-type="float" office:value="398763332.2" calcext:value-type="float">
            <text:p>398.763.332,20</text:p>
          </table:table-cell>
          <table:table-cell table:style-name="ce14" office:value-type="float" office:value="49122008.55" calcext:value-type="float">
            <text:p>49.122.008,55</text:p>
          </table:table-cell>
          <table:table-cell table:style-name="ce14" office:value-type="float" office:value="76608288.66" calcext:value-type="float">
            <text:p>76.608.288,66</text:p>
          </table:table-cell>
          <table:table-cell table:style-name="ce14" office:value-type="float" office:value="77807829.62" calcext:value-type="float">
            <text:p>77.807.829,62</text:p>
          </table:table-cell>
          <table:table-cell table:style-name="ce14" office:value-type="float" office:value="33024112.48" calcext:value-type="float">
            <text:p>33.024.112,48</text:p>
          </table:table-cell>
          <table:table-cell table:style-name="ce14" office:value-type="float" office:value="157244303.79" calcext:value-type="float">
            <text:p>157.244.303,79</text:p>
          </table:table-cell>
          <table:table-cell table:style-name="ce14" office:value-type="float" office:value="21096753.54" calcext:value-type="float">
            <text:p>21.096.753,54</text:p>
          </table:table-cell>
          <table:table-cell table:style-name="ce14" office:value-type="float" office:value="375105977.18" calcext:value-type="float">
            <text:p>375.105.977,18</text:p>
          </table:table-cell>
          <table:table-cell table:style-name="ce14" office:value-type="float" office:value="1162289397.65" calcext:value-type="float">
            <text:p>1.162.289.397,65</text:p>
          </table:table-cell>
          <table:table-cell table:style-name="ce14" office:value-type="float" office:value="35701356.96" calcext:value-type="float">
            <text:p>35.701.356,96</text:p>
          </table:table-cell>
          <table:table-cell table:style-name="ce14" office:value-type="float" office:value="19329562.76" calcext:value-type="float">
            <text:p>19.329.562,76</text:p>
          </table:table-cell>
          <table:table-cell table:style-name="ce14" office:value-type="float" office:value="6473859.09" calcext:value-type="float">
            <text:p>6.473.859,09</text:p>
          </table:table-cell>
          <table:table-cell table:style-name="ce14" office:value-type="float" office:value="339616653.68" calcext:value-type="float">
            <text:p>339.616.653,68</text:p>
          </table:table-cell>
          <table:table-cell table:style-name="ce14" office:value-type="float" office:value="466578122.9" calcext:value-type="float">
            <text:p>466.578.122,90</text:p>
          </table:table-cell>
          <table:table-cell table:style-name="ce14" office:value-type="float" office:value="32639643.74" calcext:value-type="float">
            <text:p>32.639.643,74</text:p>
          </table:table-cell>
          <table:table-cell table:style-name="ce14" office:value-type="float" office:value="2459186291.65" calcext:value-type="float">
            <text:p>2.459.186.291,65</text:p>
          </table:table-cell>
          <table:table-cell table:style-name="ce14" office:value-type="float" office:value="18121491.89" calcext:value-type="float">
            <text:p>18.121.491,89</text:p>
          </table:table-cell>
          <table:table-cell table:style-name="ce22" office:value-type="float" office:value="7059170093.16" calcext:value-type="float">
            <text:p>7.059.170.093,16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3"/>FINANCEIRAS</text:p>
          </table:table-cell>
          <table:table-cell table:style-name="ce14" office:value-type="float" office:value="1906.56" calcext:value-type="float">
            <text:p>1.906,56</text:p>
          </table:table-cell>
          <table:table-cell table:style-name="ce14" office:value-type="float" office:value="16498.7" calcext:value-type="float">
            <text:p>16.498,70</text:p>
          </table:table-cell>
          <table:table-cell table:style-name="ce14" office:value-type="float" office:value="46704.82" calcext:value-type="float">
            <text:p>46.704,82</text:p>
          </table:table-cell>
          <table:table-cell table:style-name="ce14" office:value-type="float" office:value="3170.04" calcext:value-type="float">
            <text:p>3.170,04</text:p>
          </table:table-cell>
          <table:table-cell table:style-name="ce14" office:value-type="float" office:value="234292.55" calcext:value-type="float">
            <text:p>234.292,55</text:p>
          </table:table-cell>
          <table:table-cell table:style-name="ce14" office:value-type="float" office:value="4811844.74" calcext:value-type="float">
            <text:p>4.811.844,74</text:p>
          </table:table-cell>
          <table:table-cell table:style-name="ce14" office:value-type="float" office:value="7161620.26" calcext:value-type="float">
            <text:p>7.161.620,26</text:p>
          </table:table-cell>
          <table:table-cell table:style-name="ce14" office:value-type="float" office:value="1019760.42" calcext:value-type="float">
            <text:p>1.019.760,42</text:p>
          </table:table-cell>
          <table:table-cell table:style-name="ce14" office:value-type="float" office:value="99702.35" calcext:value-type="float">
            <text:p>99.702,35</text:p>
          </table:table-cell>
          <table:table-cell table:style-name="ce14" office:value-type="float" office:value="11988.06" calcext:value-type="float">
            <text:p>11.988,06</text:p>
          </table:table-cell>
          <table:table-cell table:style-name="ce14" office:value-type="float" office:value="6330646.86" calcext:value-type="float">
            <text:p>6.330.646,86</text:p>
          </table:table-cell>
          <table:table-cell table:style-name="ce14" office:value-type="float" office:value="7141.06" calcext:value-type="float">
            <text:p>7.141,06</text:p>
          </table:table-cell>
          <table:table-cell table:style-name="ce14" office:value-type="float" office:value="61156.72" calcext:value-type="float">
            <text:p>61.156,72</text:p>
          </table:table-cell>
          <table:table-cell table:style-name="ce14" office:value-type="float" office:value="2445582" calcext:value-type="float">
            <text:p>2.445.582,00</text:p>
          </table:table-cell>
          <table:table-cell table:style-name="ce14" office:value-type="float" office:value="4049.17" calcext:value-type="float">
            <text:p>4.049,17</text:p>
          </table:table-cell>
          <table:table-cell table:style-name="ce14" office:value-type="float" office:value="188945.58" calcext:value-type="float">
            <text:p>188.945,58</text:p>
          </table:table-cell>
          <table:table-cell table:style-name="ce14" office:value-type="float" office:value="5778.86" calcext:value-type="float">
            <text:p>5.778,86</text:p>
          </table:table-cell>
          <table:table-cell table:style-name="ce14" office:value-type="float" office:value="1889872.71" calcext:value-type="float">
            <text:p>1.889.872,71</text:p>
          </table:table-cell>
          <table:table-cell table:style-name="ce14" office:value-type="float" office:value="34368558.23" calcext:value-type="float">
            <text:p>34.368.558,23</text:p>
          </table:table-cell>
          <table:table-cell table:style-name="ce14" office:value-type="float" office:value="8614.29" calcext:value-type="float">
            <text:p>8.614,29</text:p>
          </table:table-cell>
          <table:table-cell table:style-name="ce14" office:value-type="float" office:value="59685.41" calcext:value-type="float">
            <text:p>59.685,41</text:p>
          </table:table-cell>
          <table:table-cell table:style-name="ce14" office:value-type="float" office:value="806.64" calcext:value-type="float">
            <text:p>806,64</text:p>
          </table:table-cell>
          <table:table-cell table:style-name="ce14" office:value-type="float" office:value="3437972.52" calcext:value-type="float">
            <text:p>3.437.972,52</text:p>
          </table:table-cell>
          <table:table-cell table:style-name="ce14" office:value-type="float" office:value="366463.22" calcext:value-type="float">
            <text:p>366.463,22</text:p>
          </table:table-cell>
          <table:table-cell table:style-name="ce14" office:value-type="float" office:value="350002.5" calcext:value-type="float">
            <text:p>350.002,50</text:p>
          </table:table-cell>
          <table:table-cell table:style-name="ce14" office:value-type="float" office:value="94268800.31" calcext:value-type="float">
            <text:p>94.268.800,31</text:p>
          </table:table-cell>
          <table:table-cell table:style-name="ce14" office:value-type="float" office:value="5802.15" calcext:value-type="float">
            <text:p>5.802,15</text:p>
          </table:table-cell>
          <table:table-cell table:style-name="ce22" office:value-type="float" office:value="157207366.73" calcext:value-type="float">
            <text:p>157.207.366,73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3"/>DEMAIS </text:p>
          </table:table-cell>
          <table:table-cell table:style-name="ce14" office:value-type="float" office:value="6974773.87" calcext:value-type="float">
            <text:p>6.974.773,87</text:p>
          </table:table-cell>
          <table:table-cell table:style-name="ce14" office:value-type="float" office:value="28451448" calcext:value-type="float">
            <text:p>28.451.448,00</text:p>
          </table:table-cell>
          <table:table-cell table:style-name="ce14" office:value-type="float" office:value="122436688.59" calcext:value-type="float">
            <text:p>122.436.688,59</text:p>
          </table:table-cell>
          <table:table-cell table:style-name="ce14" office:value-type="float" office:value="6351084.08" calcext:value-type="float">
            <text:p>6.351.084,08</text:p>
          </table:table-cell>
          <table:table-cell table:style-name="ce14" office:value-type="float" office:value="195225817.43" calcext:value-type="float">
            <text:p>195.225.817,43</text:p>
          </table:table-cell>
          <table:table-cell table:style-name="ce14" office:value-type="float" office:value="160370270.75" calcext:value-type="float">
            <text:p>160.370.270,75</text:p>
          </table:table-cell>
          <table:table-cell table:style-name="ce14" office:value-type="float" office:value="391573200.8" calcext:value-type="float">
            <text:p>391.573.200,80</text:p>
          </table:table-cell>
          <table:table-cell table:style-name="ce14" office:value-type="float" office:value="174809341.54" calcext:value-type="float">
            <text:p>174.809.341,54</text:p>
          </table:table-cell>
          <table:table-cell table:style-name="ce14" office:value-type="float" office:value="148370254.58" calcext:value-type="float">
            <text:p>148.370.254,58</text:p>
          </table:table-cell>
          <table:table-cell table:style-name="ce14" office:value-type="float" office:value="82490738.68" calcext:value-type="float">
            <text:p>82.490.738,68</text:p>
          </table:table-cell>
          <table:table-cell table:style-name="ce14" office:value-type="float" office:value="392432685.34" calcext:value-type="float">
            <text:p>392.432.685,34</text:p>
          </table:table-cell>
          <table:table-cell table:style-name="ce14" office:value-type="float" office:value="49114867.49" calcext:value-type="float">
            <text:p>49.114.867,49</text:p>
          </table:table-cell>
          <table:table-cell table:style-name="ce14" office:value-type="float" office:value="76547131.94" calcext:value-type="float">
            <text:p>76.547.131,94</text:p>
          </table:table-cell>
          <table:table-cell table:style-name="ce14" office:value-type="float" office:value="75362247.62" calcext:value-type="float">
            <text:p>75.362.247,62</text:p>
          </table:table-cell>
          <table:table-cell table:style-name="ce14" office:value-type="float" office:value="33020063.31" calcext:value-type="float">
            <text:p>33.020.063,31</text:p>
          </table:table-cell>
          <table:table-cell table:style-name="ce14" office:value-type="float" office:value="157055358.21" calcext:value-type="float">
            <text:p>157.055.358,21</text:p>
          </table:table-cell>
          <table:table-cell table:style-name="ce14" office:value-type="float" office:value="21090974.68" calcext:value-type="float">
            <text:p>21.090.974,68</text:p>
          </table:table-cell>
          <table:table-cell table:style-name="ce14" office:value-type="float" office:value="373216104.47" calcext:value-type="float">
            <text:p>373.216.104,47</text:p>
          </table:table-cell>
          <table:table-cell table:style-name="ce14" office:value-type="float" office:value="1127920839.42" calcext:value-type="float">
            <text:p>1.127.920.839,42</text:p>
          </table:table-cell>
          <table:table-cell table:style-name="ce14" office:value-type="float" office:value="35692742.67" calcext:value-type="float">
            <text:p>35.692.742,67</text:p>
          </table:table-cell>
          <table:table-cell table:style-name="ce14" office:value-type="float" office:value="19269877.35" calcext:value-type="float">
            <text:p>19.269.877,35</text:p>
          </table:table-cell>
          <table:table-cell table:style-name="ce14" office:value-type="float" office:value="6473052.45" calcext:value-type="float">
            <text:p>6.473.052,45</text:p>
          </table:table-cell>
          <table:table-cell table:style-name="ce14" office:value-type="float" office:value="336178681.16" calcext:value-type="float">
            <text:p>336.178.681,16</text:p>
          </table:table-cell>
          <table:table-cell table:style-name="ce14" office:value-type="float" office:value="466211659.68" calcext:value-type="float">
            <text:p>466.211.659,68</text:p>
          </table:table-cell>
          <table:table-cell table:style-name="ce14" office:value-type="float" office:value="32289641.24" calcext:value-type="float">
            <text:p>32.289.641,24</text:p>
          </table:table-cell>
          <table:table-cell table:style-name="ce14" office:value-type="float" office:value="2364917491.34" calcext:value-type="float">
            <text:p>2.364.917.491,34</text:p>
          </table:table-cell>
          <table:table-cell table:style-name="ce14" office:value-type="float" office:value="18115689.74" calcext:value-type="float">
            <text:p>18.115.689,74</text:p>
          </table:table-cell>
          <table:table-cell table:style-name="ce22" office:value-type="float" office:value="6901962726.43" calcext:value-type="float">
            <text:p>6.901.962.726,43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CSLL</text:p>
          </table:table-cell>
          <table:table-cell table:style-name="ce14" office:value-type="float" office:value="6239510.33" calcext:value-type="float">
            <text:p>6.239.510,33</text:p>
          </table:table-cell>
          <table:table-cell table:style-name="ce14" office:value-type="float" office:value="24853698.11" calcext:value-type="float">
            <text:p>24.853.698,11</text:p>
          </table:table-cell>
          <table:table-cell table:style-name="ce14" office:value-type="float" office:value="156935917.51" calcext:value-type="float">
            <text:p>156.935.917,51</text:p>
          </table:table-cell>
          <table:table-cell table:style-name="ce14" office:value-type="float" office:value="3718591.38" calcext:value-type="float">
            <text:p>3.718.591,38</text:p>
          </table:table-cell>
          <table:table-cell table:style-name="ce14" office:value-type="float" office:value="229930638.49" calcext:value-type="float">
            <text:p>229.930.638,49</text:p>
          </table:table-cell>
          <table:table-cell table:style-name="ce14" office:value-type="float" office:value="137907983.27" calcext:value-type="float">
            <text:p>137.907.983,27</text:p>
          </table:table-cell>
          <table:table-cell table:style-name="ce14" office:value-type="float" office:value="247503528.59" calcext:value-type="float">
            <text:p>247.503.528,59</text:p>
          </table:table-cell>
          <table:table-cell table:style-name="ce14" office:value-type="float" office:value="105917617.03" calcext:value-type="float">
            <text:p>105.917.617,03</text:p>
          </table:table-cell>
          <table:table-cell table:style-name="ce14" office:value-type="float" office:value="142650741.44" calcext:value-type="float">
            <text:p>142.650.741,44</text:p>
          </table:table-cell>
          <table:table-cell table:style-name="ce14" office:value-type="float" office:value="36296682.28" calcext:value-type="float">
            <text:p>36.296.682,28</text:p>
          </table:table-cell>
          <table:table-cell table:style-name="ce14" office:value-type="float" office:value="560758776.17" calcext:value-type="float">
            <text:p>560.758.776,17</text:p>
          </table:table-cell>
          <table:table-cell table:style-name="ce14" office:value-type="float" office:value="61732575.73" calcext:value-type="float">
            <text:p>61.732.575,73</text:p>
          </table:table-cell>
          <table:table-cell table:style-name="ce14" office:value-type="float" office:value="127744661.09" calcext:value-type="float">
            <text:p>127.744.661,09</text:p>
          </table:table-cell>
          <table:table-cell table:style-name="ce14" office:value-type="float" office:value="91642631.2" calcext:value-type="float">
            <text:p>91.642.631,20</text:p>
          </table:table-cell>
          <table:table-cell table:style-name="ce14" office:value-type="float" office:value="36322568.24" calcext:value-type="float">
            <text:p>36.322.568,24</text:p>
          </table:table-cell>
          <table:table-cell table:style-name="ce14" office:value-type="float" office:value="112388181.37" calcext:value-type="float">
            <text:p>112.388.181,37</text:p>
          </table:table-cell>
          <table:table-cell table:style-name="ce14" office:value-type="float" office:value="25144795.07" calcext:value-type="float">
            <text:p>25.144.795,07</text:p>
          </table:table-cell>
          <table:table-cell table:style-name="ce14" office:value-type="float" office:value="379742160.39" calcext:value-type="float">
            <text:p>379.742.160,39</text:p>
          </table:table-cell>
          <table:table-cell table:style-name="ce14" office:value-type="float" office:value="1858305177.95" calcext:value-type="float">
            <text:p>1.858.305.177,95</text:p>
          </table:table-cell>
          <table:table-cell table:style-name="ce14" office:value-type="float" office:value="35769691.24" calcext:value-type="float">
            <text:p>35.769.691,24</text:p>
          </table:table-cell>
          <table:table-cell table:style-name="ce14" office:value-type="float" office:value="20368171.92" calcext:value-type="float">
            <text:p>20.368.171,92</text:p>
          </table:table-cell>
          <table:table-cell table:style-name="ce14" office:value-type="float" office:value="6310901.05" calcext:value-type="float">
            <text:p>6.310.901,05</text:p>
          </table:table-cell>
          <table:table-cell table:style-name="ce14" office:value-type="float" office:value="364396857.81" calcext:value-type="float">
            <text:p>364.396.857,81</text:p>
          </table:table-cell>
          <table:table-cell table:style-name="ce14" office:value-type="float" office:value="297909215.33" calcext:value-type="float">
            <text:p>297.909.215,33</text:p>
          </table:table-cell>
          <table:table-cell table:style-name="ce14" office:value-type="float" office:value="25747251.73" calcext:value-type="float">
            <text:p>25.747.251,73</text:p>
          </table:table-cell>
          <table:table-cell table:style-name="ce14" office:value-type="float" office:value="3322709853.48" calcext:value-type="float">
            <text:p>3.322.709.853,48</text:p>
          </table:table-cell>
          <table:table-cell table:style-name="ce14" office:value-type="float" office:value="18675619.81" calcext:value-type="float">
            <text:p>18.675.619,81</text:p>
          </table:table-cell>
          <table:table-cell table:style-name="ce22" office:value-type="float" office:value="8437623998.01" calcext:value-type="float">
            <text:p>8.437.623.998,01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2"/>FINANCEIRAS</text:p>
          </table:table-cell>
          <table:table-cell table:style-name="ce14" office:value-type="float" office:value="74900.44" calcext:value-type="float">
            <text:p>74.900,44</text:p>
          </table:table-cell>
          <table:table-cell table:style-name="ce14" office:value-type="float" office:value="404.8" calcext:value-type="float">
            <text:p>404,80</text:p>
          </table:table-cell>
          <table:table-cell table:style-name="ce14" office:value-type="float" office:value="264619.4" calcext:value-type="float">
            <text:p>264.619,40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874079.74" calcext:value-type="float">
            <text:p>874.079,74</text:p>
          </table:table-cell>
          <table:table-cell table:style-name="ce14" office:value-type="float" office:value="23382634.75" calcext:value-type="float">
            <text:p>23.382.634,75</text:p>
          </table:table-cell>
          <table:table-cell table:style-name="ce14" office:value-type="float" office:value="30843745.27" calcext:value-type="float">
            <text:p>30.843.745,27</text:p>
          </table:table-cell>
          <table:table-cell table:style-name="ce14" office:value-type="float" office:value="4197982.6" calcext:value-type="float">
            <text:p>4.197.982,60</text:p>
          </table:table-cell>
          <table:table-cell table:style-name="ce14" office:value-type="float" office:value="897176.16" calcext:value-type="float">
            <text:p>897.176,16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6654269.94" calcext:value-type="float">
            <text:p>6.654.269,94</text:p>
          </table:table-cell>
          <table:table-cell table:style-name="ce14" office:value-type="float" office:value="37950.06" calcext:value-type="float">
            <text:p>37.950,06</text:p>
          </table:table-cell>
          <table:table-cell table:style-name="ce14" office:value-type="float" office:value="321878.1" calcext:value-type="float">
            <text:p>321.878,10</text:p>
          </table:table-cell>
          <table:table-cell table:style-name="ce14" office:value-type="float" office:value="18709727.02" calcext:value-type="float">
            <text:p>18.709.727,02</text:p>
          </table:table-cell>
          <table:table-cell table:style-name="ce14" office:value-type="float" office:value="1204.24" calcext:value-type="float">
            <text:p>1.204,24</text:p>
          </table:table-cell>
          <table:table-cell table:style-name="ce14" office:value-type="float" office:value="303933.03" calcext:value-type="float">
            <text:p>303.933,03</text:p>
          </table:table-cell>
          <table:table-cell table:style-name="ce14" office:value-type="float" office:value="14398.69" calcext:value-type="float">
            <text:p>14.398,69</text:p>
          </table:table-cell>
          <table:table-cell table:style-name="ce14" office:value-type="float" office:value="13748881.94" calcext:value-type="float">
            <text:p>13.748.881,94</text:p>
          </table:table-cell>
          <table:table-cell table:style-name="ce14" office:value-type="float" office:value="214490085.17" calcext:value-type="float">
            <text:p>214.490.085,17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456582.06" calcext:value-type="float">
            <text:p>456.582,06</text:p>
          </table:table-cell>
          <table:table-cell table:style-name="ce14" office:value-type="float" office:value="14481.62" calcext:value-type="float">
            <text:p>14.481,62</text:p>
          </table:table-cell>
          <table:table-cell table:style-name="ce14" office:value-type="float" office:value="18516489.83" calcext:value-type="float">
            <text:p>18.516.489,83</text:p>
          </table:table-cell>
          <table:table-cell table:style-name="ce14" office:value-type="float" office:value="4034068.41" calcext:value-type="float">
            <text:p>4.034.068,41</text:p>
          </table:table-cell>
          <table:table-cell table:style-name="ce14" office:value-type="float" office:value="3509352.65" calcext:value-type="float">
            <text:p>3.509.352,65</text:p>
          </table:table-cell>
          <table:table-cell table:style-name="ce14" office:value-type="float" office:value="455514967.07" calcext:value-type="float">
            <text:p>455.514.967,07</text:p>
          </table:table-cell>
          <table:table-cell table:style-name="ce14" office:value-type="float" office:value="12772.88" calcext:value-type="float">
            <text:p>12.772,88</text:p>
          </table:table-cell>
          <table:table-cell table:style-name="ce22" office:value-type="float" office:value="796876585.87" calcext:value-type="float">
            <text:p>796.876.585,87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<text:s text:c="2"/>DEMAIS</text:p>
          </table:table-cell>
          <table:table-cell table:style-name="ce14" office:value-type="float" office:value="6164609.89" calcext:value-type="float">
            <text:p>6.164.609,89</text:p>
          </table:table-cell>
          <table:table-cell table:style-name="ce14" office:value-type="float" office:value="24853293.31" calcext:value-type="float">
            <text:p>24.853.293,31</text:p>
          </table:table-cell>
          <table:table-cell table:style-name="ce14" office:value-type="float" office:value="156671298.11" calcext:value-type="float">
            <text:p>156.671.298,11</text:p>
          </table:table-cell>
          <table:table-cell table:style-name="ce14" office:value-type="float" office:value="3718591.38" calcext:value-type="float">
            <text:p>3.718.591,38</text:p>
          </table:table-cell>
          <table:table-cell table:style-name="ce14" office:value-type="float" office:value="229056558.75" calcext:value-type="float">
            <text:p>229.056.558,75</text:p>
          </table:table-cell>
          <table:table-cell table:style-name="ce14" office:value-type="float" office:value="114525348.52" calcext:value-type="float">
            <text:p>114.525.348,52</text:p>
          </table:table-cell>
          <table:table-cell table:style-name="ce14" office:value-type="float" office:value="216659783.32" calcext:value-type="float">
            <text:p>216.659.783,32</text:p>
          </table:table-cell>
          <table:table-cell table:style-name="ce14" office:value-type="float" office:value="101719634.43" calcext:value-type="float">
            <text:p>101.719.634,43</text:p>
          </table:table-cell>
          <table:table-cell table:style-name="ce14" office:value-type="float" office:value="141753565.28" calcext:value-type="float">
            <text:p>141.753.565,28</text:p>
          </table:table-cell>
          <table:table-cell table:style-name="ce14" office:value-type="float" office:value="36296682.28" calcext:value-type="float">
            <text:p>36.296.682,28</text:p>
          </table:table-cell>
          <table:table-cell table:style-name="ce14" office:value-type="float" office:value="554104506.23" calcext:value-type="float">
            <text:p>554.104.506,23</text:p>
          </table:table-cell>
          <table:table-cell table:style-name="ce14" office:value-type="float" office:value="61694625.67" calcext:value-type="float">
            <text:p>61.694.625,67</text:p>
          </table:table-cell>
          <table:table-cell table:style-name="ce14" office:value-type="float" office:value="127422782.99" calcext:value-type="float">
            <text:p>127.422.782,99</text:p>
          </table:table-cell>
          <table:table-cell table:style-name="ce14" office:value-type="float" office:value="72932904.18" calcext:value-type="float">
            <text:p>72.932.904,18</text:p>
          </table:table-cell>
          <table:table-cell table:style-name="ce14" office:value-type="float" office:value="36321364" calcext:value-type="float">
            <text:p>36.321.364,00</text:p>
          </table:table-cell>
          <table:table-cell table:style-name="ce14" office:value-type="float" office:value="112084248.34" calcext:value-type="float">
            <text:p>112.084.248,34</text:p>
          </table:table-cell>
          <table:table-cell table:style-name="ce14" office:value-type="float" office:value="25130396.38" calcext:value-type="float">
            <text:p>25.130.396,38</text:p>
          </table:table-cell>
          <table:table-cell table:style-name="ce14" office:value-type="float" office:value="365993278.45" calcext:value-type="float">
            <text:p>365.993.278,45</text:p>
          </table:table-cell>
          <table:table-cell table:style-name="ce14" office:value-type="float" office:value="1643815092.78" calcext:value-type="float">
            <text:p>1.643.815.092,78</text:p>
          </table:table-cell>
          <table:table-cell table:style-name="ce14" office:value-type="float" office:value="35769691.24" calcext:value-type="float">
            <text:p>35.769.691,24</text:p>
          </table:table-cell>
          <table:table-cell table:style-name="ce14" office:value-type="float" office:value="19911589.86" calcext:value-type="float">
            <text:p>19.911.589,86</text:p>
          </table:table-cell>
          <table:table-cell table:style-name="ce14" office:value-type="float" office:value="6296419.43" calcext:value-type="float">
            <text:p>6.296.419,43</text:p>
          </table:table-cell>
          <table:table-cell table:style-name="ce14" office:value-type="float" office:value="345880367.98" calcext:value-type="float">
            <text:p>345.880.367,98</text:p>
          </table:table-cell>
          <table:table-cell table:style-name="ce14" office:value-type="float" office:value="293875146.92" calcext:value-type="float">
            <text:p>293.875.146,92</text:p>
          </table:table-cell>
          <table:table-cell table:style-name="ce14" office:value-type="float" office:value="22237899.08" calcext:value-type="float">
            <text:p>22.237.899,08</text:p>
          </table:table-cell>
          <table:table-cell table:style-name="ce14" office:value-type="float" office:value="2867194886.41" calcext:value-type="float">
            <text:p>2.867.194.886,41</text:p>
          </table:table-cell>
          <table:table-cell table:style-name="ce14" office:value-type="float" office:value="18662846.93" calcext:value-type="float">
            <text:p>18.662.846,93</text:p>
          </table:table-cell>
          <table:table-cell table:style-name="ce22" office:value-type="float" office:value="7640747412.14" calcext:value-type="float">
            <text:p>7.640.747.412,14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CIDE-COMBUSTÍVEIS 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1108.92" calcext:value-type="float">
            <text:p>11.108,92</text:p>
          </table:table-cell>
          <table:table-cell table:style-name="ce14" office:value-type="float" office:value="1511415.6" calcext:value-type="float">
            <text:p>1.511.415,60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23348372.8" calcext:value-type="float">
            <text:p>23.348.372,80</text:p>
          </table:table-cell>
          <table:table-cell table:style-name="ce14" office:value-type="float" office:value="3411575.87" calcext:value-type="float">
            <text:p>3.411.575,87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33344.31" calcext:value-type="float">
            <text:p>33.344,31</text:p>
          </table:table-cell>
          <table:table-cell table:style-name="ce14" office:value-type="float" office:value="5049.63" calcext:value-type="float">
            <text:p>5.049,63</text:p>
          </table:table-cell>
          <table:table-cell table:style-name="ce14" office:value-type="float" office:value="11584536.71" calcext:value-type="float">
            <text:p>11.584.536,71</text:p>
          </table:table-cell>
          <table:table-cell table:style-name="ce14" office:value-type="float" office:value="188.96" calcext:value-type="float">
            <text:p>188,96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99012.39" calcext:value-type="float">
            <text:p>199.012,39</text:p>
          </table:table-cell>
          <table:table-cell table:style-name="ce14" office:value-type="float" office:value="2916978.74" calcext:value-type="float">
            <text:p>2.916.978,74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831694.97" calcext:value-type="float">
            <text:p>1.831.694,97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3158758.66" calcext:value-type="float">
            <text:p>3.158.758,66</text:p>
          </table:table-cell>
          <table:table-cell table:style-name="ce14" office:value-type="float" office:value="184714316.66" calcext:value-type="float">
            <text:p>184.714.316,66</text:p>
          </table:table-cell>
          <table:table-cell table:number-columns-repeated="3" table:style-name="ce14" office:value-type="float" office:value="0" calcext:value-type="float">
            <text:p>0,00</text:p>
          </table:table-cell>
          <table:table-cell table:style-name="ce14" office:value-type="float" office:value="2081979.33" calcext:value-type="float">
            <text:p>2.081.979,33</text:p>
          </table:table-cell>
          <table:table-cell table:style-name="ce14" office:value-type="float" office:value="44.1" calcext:value-type="float">
            <text:p>44,10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9460025.89" calcext:value-type="float">
            <text:p>9.460.025,89</text:p>
          </table:table-cell>
          <table:table-cell table:style-name="ce14" office:value-type="float" office:value="0" calcext:value-type="float">
            <text:p>0,00</text:p>
          </table:table-cell>
          <table:table-cell table:style-name="ce22" office:value-type="float" office:value="244268403.54" calcext:value-type="float">
            <text:p>244.268.403,54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CPSSS - Contrib. p/ o Plano de Segurid. Social Serv. Público</text:p>
          </table:table-cell>
          <table:table-cell table:style-name="ce14" office:value-type="float" office:value="16449137.94" calcext:value-type="float">
            <text:p>16.449.137,94</text:p>
          </table:table-cell>
          <table:table-cell table:style-name="ce14" office:value-type="float" office:value="50284896.07" calcext:value-type="float">
            <text:p>50.284.896,07</text:p>
          </table:table-cell>
          <table:table-cell table:style-name="ce14" office:value-type="float" office:value="43256913.1" calcext:value-type="float">
            <text:p>43.256.913,10</text:p>
          </table:table-cell>
          <table:table-cell table:style-name="ce14" office:value-type="float" office:value="47020433.14" calcext:value-type="float">
            <text:p>47.020.433,14</text:p>
          </table:table-cell>
          <table:table-cell table:style-name="ce14" office:value-type="float" office:value="129768304.28" calcext:value-type="float">
            <text:p>129.768.304,28</text:p>
          </table:table-cell>
          <table:table-cell table:style-name="ce14" office:value-type="float" office:value="104683619.14" calcext:value-type="float">
            <text:p>104.683.619,14</text:p>
          </table:table-cell>
          <table:table-cell table:style-name="ce14" office:value-type="float" office:value="2538340183.31" calcext:value-type="float">
            <text:p>2.538.340.183,31</text:p>
          </table:table-cell>
          <table:table-cell table:style-name="ce14" office:value-type="float" office:value="61141861.22" calcext:value-type="float">
            <text:p>61.141.861,22</text:p>
          </table:table-cell>
          <table:table-cell table:style-name="ce14" office:value-type="float" office:value="117649632.2" calcext:value-type="float">
            <text:p>117.649.632,20</text:p>
          </table:table-cell>
          <table:table-cell table:style-name="ce14" office:value-type="float" office:value="58038083.01" calcext:value-type="float">
            <text:p>58.038.083,01</text:p>
          </table:table-cell>
          <table:table-cell table:style-name="ce14" office:value-type="float" office:value="351007593.39" calcext:value-type="float">
            <text:p>351.007.593,39</text:p>
          </table:table-cell>
          <table:table-cell table:style-name="ce14" office:value-type="float" office:value="49215293.54" calcext:value-type="float">
            <text:p>49.215.293,54</text:p>
          </table:table-cell>
          <table:table-cell table:style-name="ce14" office:value-type="float" office:value="44323175.94" calcext:value-type="float">
            <text:p>44.323.175,94</text:p>
          </table:table-cell>
          <table:table-cell table:style-name="ce14" office:value-type="float" office:value="90845030.87" calcext:value-type="float">
            <text:p>90.845.030,87</text:p>
          </table:table-cell>
          <table:table-cell table:style-name="ce14" office:value-type="float" office:value="108437571.14" calcext:value-type="float">
            <text:p>108.437.571,14</text:p>
          </table:table-cell>
          <table:table-cell table:style-name="ce14" office:value-type="float" office:value="143995269.47" calcext:value-type="float">
            <text:p>143.995.269,47</text:p>
          </table:table-cell>
          <table:table-cell table:style-name="ce14" office:value-type="float" office:value="47996101.77" calcext:value-type="float">
            <text:p>47.996.101,77</text:p>
          </table:table-cell>
          <table:table-cell table:style-name="ce14" office:value-type="float" office:value="154466413.97" calcext:value-type="float">
            <text:p>154.466.413,97</text:p>
          </table:table-cell>
          <table:table-cell table:style-name="ce14" office:value-type="float" office:value="547534450.75" calcext:value-type="float">
            <text:p>547.534.450,75</text:p>
          </table:table-cell>
          <table:table-cell table:style-name="ce14" office:value-type="float" office:value="83401042.99" calcext:value-type="float">
            <text:p>83.401.042,99</text:p>
          </table:table-cell>
          <table:table-cell table:style-name="ce14" office:value-type="float" office:value="37197337.62" calcext:value-type="float">
            <text:p>37.197.337,62</text:p>
          </table:table-cell>
          <table:table-cell table:style-name="ce14" office:value-type="float" office:value="24959261.29" calcext:value-type="float">
            <text:p>24.959.261,29</text:p>
          </table:table-cell>
          <table:table-cell table:style-name="ce14" office:value-type="float" office:value="265307035.03" calcext:value-type="float">
            <text:p>265.307.035,03</text:p>
          </table:table-cell>
          <table:table-cell table:style-name="ce14" office:value-type="float" office:value="116185680.89" calcext:value-type="float">
            <text:p>116.185.680,89</text:p>
          </table:table-cell>
          <table:table-cell table:style-name="ce14" office:value-type="float" office:value="40977993.44" calcext:value-type="float">
            <text:p>40.977.993,44</text:p>
          </table:table-cell>
          <table:table-cell table:style-name="ce14" office:value-type="float" office:value="281625907.78" calcext:value-type="float">
            <text:p>281.625.907,78</text:p>
          </table:table-cell>
          <table:table-cell table:style-name="ce14" office:value-type="float" office:value="16391434.96" calcext:value-type="float">
            <text:p>16.391.434,96</text:p>
          </table:table-cell>
          <table:table-cell table:style-name="ce22" office:value-type="float" office:value="5570499658.25" calcext:value-type="float">
            <text:p>5.570.499.658,25</text:p>
          </table:table-cell>
          <table:table-cell table:style-name="ce19"/>
          <table:table-cell table:number-columns-repeated="994"/>
        </table:table-row>
        <table:table-row table:style-name="ro6">
          <table:table-cell table:style-name="ce6" office:value-type="string" calcext:value-type="string">
            <text:p>OUTRAS RECEITAS ADMINISTRADAS</text:p>
          </table:table-cell>
          <table:table-cell table:style-name="ce15" office:value-type="float" office:value="1570533.12" calcext:value-type="float">
            <text:p>1.570.533,12</text:p>
          </table:table-cell>
          <table:table-cell table:style-name="ce15" office:value-type="float" office:value="15593961.41" calcext:value-type="float">
            <text:p>15.593.961,41</text:p>
          </table:table-cell>
          <table:table-cell table:style-name="ce15" office:value-type="float" office:value="12148927.07" calcext:value-type="float">
            <text:p>12.148.927,07</text:p>
          </table:table-cell>
          <table:table-cell table:style-name="ce15" office:value-type="float" office:value="403071.41" calcext:value-type="float">
            <text:p>403.071,41</text:p>
          </table:table-cell>
          <table:table-cell table:style-name="ce15" office:value-type="float" office:value="11216469.82" calcext:value-type="float">
            <text:p>11.216.469,82</text:p>
          </table:table-cell>
          <table:table-cell table:style-name="ce15" office:value-type="float" office:value="9925799.11" calcext:value-type="float">
            <text:p>9.925.799,11</text:p>
          </table:table-cell>
          <table:table-cell table:style-name="ce15" office:value-type="float" office:value="573191357.9" calcext:value-type="float">
            <text:p>573.191.357,90</text:p>
          </table:table-cell>
          <table:table-cell table:style-name="ce15" office:value-type="float" office:value="16132929.35" calcext:value-type="float">
            <text:p>16.132.929,35</text:p>
          </table:table-cell>
          <table:table-cell table:style-name="ce15" office:value-type="float" office:value="24657664.46" calcext:value-type="float">
            <text:p>24.657.664,46</text:p>
          </table:table-cell>
          <table:table-cell table:style-name="ce15" office:value-type="float" office:value="2247175.92" calcext:value-type="float">
            <text:p>2.247.175,92</text:p>
          </table:table-cell>
          <table:table-cell table:style-name="ce15" office:value-type="float" office:value="37426396.08" calcext:value-type="float">
            <text:p>37.426.396,08</text:p>
          </table:table-cell>
          <table:table-cell table:style-name="ce15" office:value-type="float" office:value="10501955" calcext:value-type="float">
            <text:p>10.501.955,00</text:p>
          </table:table-cell>
          <table:table-cell table:style-name="ce15" office:value-type="float" office:value="17845163.63" calcext:value-type="float">
            <text:p>17.845.163,63</text:p>
          </table:table-cell>
          <table:table-cell table:style-name="ce15" office:value-type="float" office:value="8198489.34" calcext:value-type="float">
            <text:p>8.198.489,34</text:p>
          </table:table-cell>
          <table:table-cell table:style-name="ce15" office:value-type="float" office:value="3625262.6" calcext:value-type="float">
            <text:p>3.625.262,60</text:p>
          </table:table-cell>
          <table:table-cell table:style-name="ce15" office:value-type="float" office:value="11816100.81" calcext:value-type="float">
            <text:p>11.816.100,81</text:p>
          </table:table-cell>
          <table:table-cell table:style-name="ce15" office:value-type="float" office:value="1412090.32" calcext:value-type="float">
            <text:p>1.412.090,32</text:p>
          </table:table-cell>
          <table:table-cell table:style-name="ce15" office:value-type="float" office:value="40560123.48" calcext:value-type="float">
            <text:p>40.560.123,48</text:p>
          </table:table-cell>
          <table:table-cell table:style-name="ce15" office:value-type="float" office:value="743617945.75" calcext:value-type="float">
            <text:p>743.617.945,75</text:p>
          </table:table-cell>
          <table:table-cell table:style-name="ce15" office:value-type="float" office:value="2692314.04" calcext:value-type="float">
            <text:p>2.692.314,04</text:p>
          </table:table-cell>
          <table:table-cell table:style-name="ce15" office:value-type="float" office:value="1618368.98" calcext:value-type="float">
            <text:p>1.618.368,98</text:p>
          </table:table-cell>
          <table:table-cell table:style-name="ce15" office:value-type="float" office:value="1183947.95" calcext:value-type="float">
            <text:p>1.183.947,95</text:p>
          </table:table-cell>
          <table:table-cell table:style-name="ce15" office:value-type="float" office:value="30408894.5" calcext:value-type="float">
            <text:p>30.408.894,50</text:p>
          </table:table-cell>
          <table:table-cell table:style-name="ce15" office:value-type="float" office:value="60098082.68" calcext:value-type="float">
            <text:p>60.098.082,68</text:p>
          </table:table-cell>
          <table:table-cell table:style-name="ce15" office:value-type="float" office:value="5124093.89" calcext:value-type="float">
            <text:p>5.124.093,89</text:p>
          </table:table-cell>
          <table:table-cell table:style-name="ce15" office:value-type="float" office:value="1054533805.64" calcext:value-type="float">
            <text:p>1.054.533.805,64</text:p>
          </table:table-cell>
          <table:table-cell table:style-name="ce15" office:value-type="float" office:value="4573650.98" calcext:value-type="float">
            <text:p>4.573.650,98</text:p>
          </table:table-cell>
          <table:table-cell table:style-name="ce23" office:value-type="float" office:value="2702324575.24" calcext:value-type="float">
            <text:p>2.702.324.575,24</text:p>
          </table:table-cell>
          <table:table-cell table:style-name="ce19" table:number-columns-repeated="2"/>
          <table:table-cell table:number-columns-repeated="993"/>
        </table:table-row>
        <table:table-row table:style-name="ro7">
          <table:table-cell table:style-name="ce8" office:value-type="string" calcext:value-type="string">
            <text:p>SUBTOTAL [A]</text:p>
          </table:table-cell>
          <table:table-cell table:style-name="ce16" office:value-type="float" office:value="76323902.04" calcext:value-type="float">
            <text:p>76.323.902,04</text:p>
          </table:table-cell>
          <table:table-cell table:style-name="ce16" office:value-type="float" office:value="352314176.7" calcext:value-type="float">
            <text:p>352.314.176,70</text:p>
          </table:table-cell>
          <table:table-cell table:style-name="ce16" office:value-type="float" office:value="1280476566.26" calcext:value-type="float">
            <text:p>1.280.476.566,26</text:p>
          </table:table-cell>
          <table:table-cell table:style-name="ce16" office:value-type="float" office:value="90353157.76" calcext:value-type="float">
            <text:p>90.353.157,76</text:p>
          </table:table-cell>
          <table:table-cell table:style-name="ce16" office:value-type="float" office:value="2259587511.86" calcext:value-type="float">
            <text:p>2.259.587.511,86</text:p>
          </table:table-cell>
          <table:table-cell table:style-name="ce16" office:value-type="float" office:value="1765941169.97" calcext:value-type="float">
            <text:p>1.765.941.169,97</text:p>
          </table:table-cell>
          <table:table-cell table:style-name="ce16" office:value-type="float" office:value="11274191386.28" calcext:value-type="float">
            <text:p>11.274.191.386,28</text:p>
          </table:table-cell>
          <table:table-cell table:style-name="ce16" office:value-type="float" office:value="2120544604.31" calcext:value-type="float">
            <text:p>2.120.544.604,31</text:p>
          </table:table-cell>
          <table:table-cell table:style-name="ce16" office:value-type="float" office:value="1604095844.17" calcext:value-type="float">
            <text:p>1.604.095.844,17</text:p>
          </table:table-cell>
          <table:table-cell table:style-name="ce16" office:value-type="float" office:value="653006150.75" calcext:value-type="float">
            <text:p>653.006.150,75</text:p>
          </table:table-cell>
          <table:table-cell table:style-name="ce16" office:value-type="float" office:value="6210633360.9" calcext:value-type="float">
            <text:p>6.210.633.360,90</text:p>
          </table:table-cell>
          <table:table-cell table:style-name="ce16" office:value-type="float" office:value="631286279.13" calcext:value-type="float">
            <text:p>631.286.279,13</text:p>
          </table:table-cell>
          <table:table-cell table:style-name="ce16" office:value-type="float" office:value="980650706.09" calcext:value-type="float">
            <text:p>980.650.706,09</text:p>
          </table:table-cell>
          <table:table-cell table:style-name="ce16" office:value-type="float" office:value="900406885.04" calcext:value-type="float">
            <text:p>900.406.885,04</text:p>
          </table:table-cell>
          <table:table-cell table:style-name="ce16" office:value-type="float" office:value="478245507.12" calcext:value-type="float">
            <text:p>478.245.507,12</text:p>
          </table:table-cell>
          <table:table-cell table:style-name="ce16" office:value-type="float" office:value="1725291781.9" calcext:value-type="float">
            <text:p>1.725.291.781,90</text:p>
          </table:table-cell>
          <table:table-cell table:style-name="ce16" office:value-type="float" office:value="275912802.98" calcext:value-type="float">
            <text:p>275.912.802,98</text:p>
          </table:table-cell>
          <table:table-cell table:style-name="ce16" office:value-type="float" office:value="5077023849.69" calcext:value-type="float">
            <text:p>5.077.023.849,69</text:p>
          </table:table-cell>
          <table:table-cell table:style-name="ce16" office:value-type="float" office:value="17547739864.25" calcext:value-type="float">
            <text:p>17.547.739.864,25</text:p>
          </table:table-cell>
          <table:table-cell table:style-name="ce16" office:value-type="float" office:value="429679867.62" calcext:value-type="float">
            <text:p>429.679.867,62</text:p>
          </table:table-cell>
          <table:table-cell table:style-name="ce16" office:value-type="float" office:value="238859711.46" calcext:value-type="float">
            <text:p>238.859.711,46</text:p>
          </table:table-cell>
          <table:table-cell table:style-name="ce16" office:value-type="float" office:value="79770876.28" calcext:value-type="float">
            <text:p>79.770.876,28</text:p>
          </table:table-cell>
          <table:table-cell table:style-name="ce16" office:value-type="float" office:value="4939736074.56" calcext:value-type="float">
            <text:p>4.939.736.074,56</text:p>
          </table:table-cell>
          <table:table-cell table:style-name="ce16" office:value-type="float" office:value="6239512699.29" calcext:value-type="float">
            <text:p>6.239.512.699,29</text:p>
          </table:table-cell>
          <table:table-cell table:style-name="ce16" office:value-type="float" office:value="332885753.64" calcext:value-type="float">
            <text:p>332.885.753,64</text:p>
          </table:table-cell>
          <table:table-cell table:style-name="ce16" office:value-type="float" office:value="43163511393.17" calcext:value-type="float">
            <text:p>43.163.511.393,17</text:p>
          </table:table-cell>
          <table:table-cell table:style-name="ce16" office:value-type="float" office:value="168520038.56" calcext:value-type="float">
            <text:p>168.520.038,56</text:p>
          </table:table-cell>
          <table:table-cell table:style-name="ce24" office:value-type="float" office:value="110896501921.78" calcext:value-type="float">
            <text:p>110.896.501.921,78</text:p>
          </table:table-cell>
          <table:table-cell table:style-name="ce19"/>
          <table:table-cell table:style-name="ce28" table:number-columns-repeated="994"/>
        </table:table-row>
        <table:table-row table:style-name="ro4">
          <table:table-cell table:style-name="ce9" office:value-type="string" calcext:value-type="string">
            <text:p>RECEITA PREVIDENCIÁRIA [B]</text:p>
          </table:table-cell>
          <table:table-cell table:style-name="ce17" office:value-type="float" office:value="78836187.0083215" calcext:value-type="float">
            <text:p>78.836.187,01</text:p>
          </table:table-cell>
          <table:table-cell table:style-name="ce17" office:value-type="float" office:value="246639815.250607" calcext:value-type="float">
            <text:p>246.639.815,25</text:p>
          </table:table-cell>
          <table:table-cell table:style-name="ce17" office:value-type="float" office:value="440599185.902728" calcext:value-type="float">
            <text:p>440.599.185,90</text:p>
          </table:table-cell>
          <table:table-cell table:style-name="ce17" office:value-type="float" office:value="52545328.0948305" calcext:value-type="float">
            <text:p>52.545.328,09</text:p>
          </table:table-cell>
          <table:table-cell table:style-name="ce17" office:value-type="float" office:value="1403204860.94022" calcext:value-type="float">
            <text:p>1.403.204.860,94</text:p>
          </table:table-cell>
          <table:table-cell table:style-name="ce17" office:value-type="float" office:value="951980146.82238" calcext:value-type="float">
            <text:p>951.980.146,82</text:p>
          </table:table-cell>
          <table:table-cell table:style-name="ce17" office:value-type="float" office:value="1798755844.82999" calcext:value-type="float">
            <text:p>1.798.755.844,83</text:p>
          </table:table-cell>
          <table:table-cell table:style-name="ce17" office:value-type="float" office:value="721518213.517959" calcext:value-type="float">
            <text:p>721.518.213,52</text:p>
          </table:table-cell>
          <table:table-cell table:style-name="ce17" office:value-type="float" office:value="964993421.165845" calcext:value-type="float">
            <text:p>964.993.421,17</text:p>
          </table:table-cell>
          <table:table-cell table:style-name="ce17" office:value-type="float" office:value="402239481.793462" calcext:value-type="float">
            <text:p>402.239.481,79</text:p>
          </table:table-cell>
          <table:table-cell table:style-name="ce17" office:value-type="float" office:value="3663132560.46118" calcext:value-type="float">
            <text:p>3.663.132.560,46</text:p>
          </table:table-cell>
          <table:table-cell table:style-name="ce17" office:value-type="float" office:value="427455497.402614" calcext:value-type="float">
            <text:p>427.455.497,40</text:p>
          </table:table-cell>
          <table:table-cell table:style-name="ce17" office:value-type="float" office:value="674516612.920031" calcext:value-type="float">
            <text:p>674.516.612,92</text:p>
          </table:table-cell>
          <table:table-cell table:style-name="ce17" office:value-type="float" office:value="710728096.537947" calcext:value-type="float">
            <text:p>710.728.096,54</text:p>
          </table:table-cell>
          <table:table-cell table:style-name="ce17" office:value-type="float" office:value="361948828.452899" calcext:value-type="float">
            <text:p>361.948.828,45</text:p>
          </table:table-cell>
          <table:table-cell table:style-name="ce17" office:value-type="float" office:value="896170523.118829" calcext:value-type="float">
            <text:p>896.170.523,12</text:p>
          </table:table-cell>
          <table:table-cell table:style-name="ce17" office:value-type="float" office:value="242496538.099218" calcext:value-type="float">
            <text:p>242.496.538,10</text:p>
          </table:table-cell>
          <table:table-cell table:style-name="ce17" office:value-type="float" office:value="2475216336.73206" calcext:value-type="float">
            <text:p>2.475.216.336,73</text:p>
          </table:table-cell>
          <table:table-cell table:style-name="ce17" office:value-type="float" office:value="3923500678.29558" calcext:value-type="float">
            <text:p>3.923.500.678,30</text:p>
          </table:table-cell>
          <table:table-cell table:style-name="ce17" office:value-type="float" office:value="317652795.769102" calcext:value-type="float">
            <text:p>317.652.795,77</text:p>
          </table:table-cell>
          <table:table-cell table:style-name="ce17" office:value-type="float" office:value="191781765.479473" calcext:value-type="float">
            <text:p>191.781.765,48</text:p>
          </table:table-cell>
          <table:table-cell table:style-name="ce17" office:value-type="float" office:value="114164970.928174" calcext:value-type="float">
            <text:p>114.164.970,93</text:p>
          </table:table-cell>
          <table:table-cell table:style-name="ce17" office:value-type="float" office:value="2539506053.59967" calcext:value-type="float">
            <text:p>2.539.506.053,60</text:p>
          </table:table-cell>
          <table:table-cell table:style-name="ce17" office:value-type="float" office:value="2205559102.43991" calcext:value-type="float">
            <text:p>2.205.559.102,44</text:p>
          </table:table-cell>
          <table:table-cell table:style-name="ce17" office:value-type="float" office:value="222499538.223397" calcext:value-type="float">
            <text:p>222.499.538,22</text:p>
          </table:table-cell>
          <table:table-cell table:style-name="ce17" office:value-type="float" office:value="15448427232.5462" calcext:value-type="float">
            <text:p>15.448.427.232,55</text:p>
          </table:table-cell>
          <table:table-cell table:style-name="ce17" office:value-type="float" office:value="173081572.047348" calcext:value-type="float">
            <text:p>173.081.572,05</text:p>
          </table:table-cell>
          <table:table-cell table:style-name="ce25" office:value-type="float" office:value="41649151188.38" calcext:value-type="float">
            <text:p>41.649.151.188,38</text:p>
          </table:table-cell>
          <table:table-cell table:style-name="ce19"/>
          <table:table-cell table:style-name="ce28" table:number-columns-repeated="994"/>
        </table:table-row>
        <table:table-row table:style-name="ro7">
          <table:table-cell table:style-name="ce8" office:value-type="string" calcext:value-type="string">
            <text:p>ADMINISTRADAS PELA RFB [C]=[A]+[B]</text:p>
          </table:table-cell>
          <table:table-cell table:style-name="ce16" office:value-type="float" office:value="155160089.048321" calcext:value-type="float">
            <text:p>155.160.089,05</text:p>
          </table:table-cell>
          <table:table-cell table:style-name="ce16" office:value-type="float" office:value="598953991.950607" calcext:value-type="float">
            <text:p>598.953.991,95</text:p>
          </table:table-cell>
          <table:table-cell table:style-name="ce16" office:value-type="float" office:value="1721075752.16273" calcext:value-type="float">
            <text:p>1.721.075.752,16</text:p>
          </table:table-cell>
          <table:table-cell table:style-name="ce16" office:value-type="float" office:value="142898485.85483" calcext:value-type="float">
            <text:p>142.898.485,85</text:p>
          </table:table-cell>
          <table:table-cell table:style-name="ce16" office:value-type="float" office:value="3662792372.80022" calcext:value-type="float">
            <text:p>3.662.792.372,80</text:p>
          </table:table-cell>
          <table:table-cell table:style-name="ce16" office:value-type="float" office:value="2717921316.79238" calcext:value-type="float">
            <text:p>2.717.921.316,79</text:p>
          </table:table-cell>
          <table:table-cell table:style-name="ce16" office:value-type="float" office:value="13072947231.11" calcext:value-type="float">
            <text:p>13.072.947.231,11</text:p>
          </table:table-cell>
          <table:table-cell table:style-name="ce16" office:value-type="float" office:value="2842062817.82796" calcext:value-type="float">
            <text:p>2.842.062.817,83</text:p>
          </table:table-cell>
          <table:table-cell table:style-name="ce16" office:value-type="float" office:value="2569089265.33584" calcext:value-type="float">
            <text:p>2.569.089.265,34</text:p>
          </table:table-cell>
          <table:table-cell table:style-name="ce16" office:value-type="float" office:value="1055245632.54346" calcext:value-type="float">
            <text:p>1.055.245.632,54</text:p>
          </table:table-cell>
          <table:table-cell table:style-name="ce16" office:value-type="float" office:value="9873765921.36118" calcext:value-type="float">
            <text:p>9.873.765.921,36</text:p>
          </table:table-cell>
          <table:table-cell table:style-name="ce16" office:value-type="float" office:value="1058741776.53261" calcext:value-type="float">
            <text:p>1.058.741.776,53</text:p>
          </table:table-cell>
          <table:table-cell table:style-name="ce16" office:value-type="float" office:value="1655167319.01003" calcext:value-type="float">
            <text:p>1.655.167.319,01</text:p>
          </table:table-cell>
          <table:table-cell table:style-name="ce16" office:value-type="float" office:value="1611134981.57795" calcext:value-type="float">
            <text:p>1.611.134.981,58</text:p>
          </table:table-cell>
          <table:table-cell table:style-name="ce16" office:value-type="float" office:value="840194335.572899" calcext:value-type="float">
            <text:p>840.194.335,57</text:p>
          </table:table-cell>
          <table:table-cell table:style-name="ce16" office:value-type="float" office:value="2621462305.01883" calcext:value-type="float">
            <text:p>2.621.462.305,02</text:p>
          </table:table-cell>
          <table:table-cell table:style-name="ce16" office:value-type="float" office:value="518409341.079218" calcext:value-type="float">
            <text:p>518.409.341,08</text:p>
          </table:table-cell>
          <table:table-cell table:style-name="ce16" office:value-type="float" office:value="7552240186.42206" calcext:value-type="float">
            <text:p>7.552.240.186,42</text:p>
          </table:table-cell>
          <table:table-cell table:style-name="ce16" office:value-type="float" office:value="21471240542.5456" calcext:value-type="float">
            <text:p>21.471.240.542,55</text:p>
          </table:table-cell>
          <table:table-cell table:style-name="ce16" office:value-type="float" office:value="747332663.389102" calcext:value-type="float">
            <text:p>747.332.663,39</text:p>
          </table:table-cell>
          <table:table-cell table:style-name="ce16" office:value-type="float" office:value="430641476.939473" calcext:value-type="float">
            <text:p>430.641.476,94</text:p>
          </table:table-cell>
          <table:table-cell table:style-name="ce16" office:value-type="float" office:value="193935847.208174" calcext:value-type="float">
            <text:p>193.935.847,21</text:p>
          </table:table-cell>
          <table:table-cell table:style-name="ce16" office:value-type="float" office:value="7479242128.15967" calcext:value-type="float">
            <text:p>7.479.242.128,16</text:p>
          </table:table-cell>
          <table:table-cell table:style-name="ce16" office:value-type="float" office:value="8445071801.72991" calcext:value-type="float">
            <text:p>8.445.071.801,73</text:p>
          </table:table-cell>
          <table:table-cell table:style-name="ce16" office:value-type="float" office:value="555385291.863397" calcext:value-type="float">
            <text:p>555.385.291,86</text:p>
          </table:table-cell>
          <table:table-cell table:style-name="ce16" office:value-type="float" office:value="58611938625.7162" calcext:value-type="float">
            <text:p>58.611.938.625,72</text:p>
          </table:table-cell>
          <table:table-cell table:style-name="ce16" office:value-type="float" office:value="341601610.607348" calcext:value-type="float">
            <text:p>341.601.610,61</text:p>
          </table:table-cell>
          <table:table-cell table:style-name="ce24" office:value-type="float" office:value="152545653110.16" calcext:value-type="float">
            <text:p>152.545.653.110,16</text:p>
          </table:table-cell>
          <table:table-cell table:style-name="ce19"/>
          <table:table-cell table:style-name="ce28" table:number-columns-repeated="994"/>
        </table:table-row>
        <table:table-row table:style-name="ro6">
          <table:table-cell table:style-name="ce9" office:value-type="string" calcext:value-type="string">
            <text:p>ADMINISTRADAS POR OUTROS ÓRGÃOS [D]</text:p>
          </table:table-cell>
          <table:table-cell table:style-name="ce18" office:value-type="float" office:value="2623266.84786076" calcext:value-type="float">
            <text:p>2.623.266,85</text:p>
          </table:table-cell>
          <table:table-cell table:style-name="ce18" office:value-type="float" office:value="4206257.17650268" calcext:value-type="float">
            <text:p>4.206.257,18</text:p>
          </table:table-cell>
          <table:table-cell table:style-name="ce18" office:value-type="float" office:value="3043420.50884962" calcext:value-type="float">
            <text:p>3.043.420,51</text:p>
          </table:table-cell>
          <table:table-cell table:style-name="ce18" office:value-type="float" office:value="800368.680377808" calcext:value-type="float">
            <text:p>800.368,68</text:p>
          </table:table-cell>
          <table:table-cell table:style-name="ce18" office:value-type="float" office:value="16831744.1031621" calcext:value-type="float">
            <text:p>16.831.744,10</text:p>
          </table:table-cell>
          <table:table-cell table:style-name="ce18" office:value-type="float" office:value="13344486.6798789" calcext:value-type="float">
            <text:p>13.344.486,68</text:p>
          </table:table-cell>
          <table:table-cell table:style-name="ce18" office:value-type="float" office:value="20141531.8172134" calcext:value-type="float">
            <text:p>20.141.531,82</text:p>
          </table:table-cell>
          <table:table-cell table:style-name="ce18" office:value-type="float" office:value="9421965.89433663" calcext:value-type="float">
            <text:p>9.421.965,89</text:p>
          </table:table-cell>
          <table:table-cell table:style-name="ce18" office:value-type="float" office:value="9013879.43234787" calcext:value-type="float">
            <text:p>9.013.879,43</text:p>
          </table:table-cell>
          <table:table-cell table:style-name="ce18" office:value-type="float" office:value="4107937.29567415" calcext:value-type="float">
            <text:p>4.107.937,30</text:p>
          </table:table-cell>
          <table:table-cell table:style-name="ce18" office:value-type="float" office:value="47921576.0951899" calcext:value-type="float">
            <text:p>47.921.576,10</text:p>
          </table:table-cell>
          <table:table-cell table:style-name="ce18" office:value-type="float" office:value="8658111.89569071" calcext:value-type="float">
            <text:p>8.658.111,90</text:p>
          </table:table-cell>
          <table:table-cell table:style-name="ce18" office:value-type="float" office:value="7548565.44731393" calcext:value-type="float">
            <text:p>7.548.565,45</text:p>
          </table:table-cell>
          <table:table-cell table:style-name="ce18" office:value-type="float" office:value="7834179.97550849" calcext:value-type="float">
            <text:p>7.834.179,98</text:p>
          </table:table-cell>
          <table:table-cell table:style-name="ce18" office:value-type="float" office:value="3993079.69771124" calcext:value-type="float">
            <text:p>3.993.079,70</text:p>
          </table:table-cell>
          <table:table-cell table:style-name="ce18" office:value-type="float" office:value="11203305.1758876" calcext:value-type="float">
            <text:p>11.203.305,18</text:p>
          </table:table-cell>
          <table:table-cell table:style-name="ce18" office:value-type="float" office:value="2581571.46697687" calcext:value-type="float">
            <text:p>2.581.571,47</text:p>
          </table:table-cell>
          <table:table-cell table:style-name="ce18" office:value-type="float" office:value="32679041.6132911" calcext:value-type="float">
            <text:p>32.679.041,61</text:p>
          </table:table-cell>
          <table:table-cell table:style-name="ce18" office:value-type="float" office:value="4403716135.921" calcext:value-type="float">
            <text:p>4.403.716.135,92</text:p>
          </table:table-cell>
          <table:table-cell table:style-name="ce18" office:value-type="float" office:value="13312114.0436423" calcext:value-type="float">
            <text:p>13.312.114,04</text:p>
          </table:table-cell>
          <table:table-cell table:style-name="ce18" office:value-type="float" office:value="2082697.173808" calcext:value-type="float">
            <text:p>2.082.697,17</text:p>
          </table:table-cell>
          <table:table-cell table:style-name="ce18" office:value-type="float" office:value="655970.69385944" calcext:value-type="float">
            <text:p>655.970,69</text:p>
          </table:table-cell>
          <table:table-cell table:style-name="ce18" office:value-type="float" office:value="27313441.8773974" calcext:value-type="float">
            <text:p>27.313.441,88</text:p>
          </table:table-cell>
          <table:table-cell table:style-name="ce18" office:value-type="float" office:value="21367034.7547484" calcext:value-type="float">
            <text:p>21.367.034,75</text:p>
          </table:table-cell>
          <table:table-cell table:style-name="ce18" office:value-type="float" office:value="2738707.731777" calcext:value-type="float">
            <text:p>2.738.707,73</text:p>
          </table:table-cell>
          <table:table-cell table:style-name="ce18" office:value-type="float" office:value="115430263.170497" calcext:value-type="float">
            <text:p>115.430.263,17</text:p>
          </table:table-cell>
          <table:table-cell table:style-name="ce18" office:value-type="float" office:value="1945269.9595042" calcext:value-type="float">
            <text:p>1.945.269,96</text:p>
          </table:table-cell>
          <table:table-cell table:style-name="ce26" office:value-type="float" office:value="4794515925.13001" calcext:value-type="float">
            <text:p>4.794.515.925,13</text:p>
          </table:table-cell>
          <table:table-cell table:style-name="ce19"/>
          <table:table-cell table:style-name="ce28" table:number-columns-repeated="994"/>
        </table:table-row>
        <table:table-row table:style-name="ro8">
          <table:table-cell table:style-name="ce8" office:value-type="string" calcext:value-type="string">
            <text:p>TOTAL GERAL <text:s text:c="2"/>[E]=[C]+[D]</text:p>
          </table:table-cell>
          <table:table-cell table:style-name="ce16" office:value-type="float" office:value="157783355.896182" calcext:value-type="float">
            <text:p>157.783.355,90</text:p>
          </table:table-cell>
          <table:table-cell table:style-name="ce16" office:value-type="float" office:value="603160249.12711" calcext:value-type="float">
            <text:p>603.160.249,13</text:p>
          </table:table-cell>
          <table:table-cell table:style-name="ce16" office:value-type="float" office:value="1724119172.67158" calcext:value-type="float">
            <text:p>1.724.119.172,67</text:p>
          </table:table-cell>
          <table:table-cell table:style-name="ce16" office:value-type="float" office:value="143698854.535208" calcext:value-type="float">
            <text:p>143.698.854,54</text:p>
          </table:table-cell>
          <table:table-cell table:style-name="ce16" office:value-type="float" office:value="3679624116.90339" calcext:value-type="float">
            <text:p>3.679.624.116,90</text:p>
          </table:table-cell>
          <table:table-cell table:style-name="ce16" office:value-type="float" office:value="2731265803.47226" calcext:value-type="float">
            <text:p>2.731.265.803,47</text:p>
          </table:table-cell>
          <table:table-cell table:style-name="ce16" office:value-type="float" office:value="13093088762.9272" calcext:value-type="float">
            <text:p>13.093.088.762,93</text:p>
          </table:table-cell>
          <table:table-cell table:style-name="ce16" office:value-type="float" office:value="2851484783.7223" calcext:value-type="float">
            <text:p>2.851.484.783,72</text:p>
          </table:table-cell>
          <table:table-cell table:style-name="ce16" office:value-type="float" office:value="2578103144.76819" calcext:value-type="float">
            <text:p>2.578.103.144,77</text:p>
          </table:table-cell>
          <table:table-cell table:style-name="ce16" office:value-type="float" office:value="1059353569.83914" calcext:value-type="float">
            <text:p>1.059.353.569,84</text:p>
          </table:table-cell>
          <table:table-cell table:style-name="ce16" office:value-type="float" office:value="9921687497.45637" calcext:value-type="float">
            <text:p>9.921.687.497,46</text:p>
          </table:table-cell>
          <table:table-cell table:style-name="ce16" office:value-type="float" office:value="1067399888.4283" calcext:value-type="float">
            <text:p>1.067.399.888,43</text:p>
          </table:table-cell>
          <table:table-cell table:style-name="ce16" office:value-type="float" office:value="1662715884.45735" calcext:value-type="float">
            <text:p>1.662.715.884,46</text:p>
          </table:table-cell>
          <table:table-cell table:style-name="ce16" office:value-type="float" office:value="1618969161.55346" calcext:value-type="float">
            <text:p>1.618.969.161,55</text:p>
          </table:table-cell>
          <table:table-cell table:style-name="ce16" office:value-type="float" office:value="844187415.270611" calcext:value-type="float">
            <text:p>844.187.415,27</text:p>
          </table:table-cell>
          <table:table-cell table:style-name="ce16" office:value-type="float" office:value="2632665610.19472" calcext:value-type="float">
            <text:p>2.632.665.610,19</text:p>
          </table:table-cell>
          <table:table-cell table:style-name="ce16" office:value-type="float" office:value="520990912.546195" calcext:value-type="float">
            <text:p>520.990.912,55</text:p>
          </table:table-cell>
          <table:table-cell table:style-name="ce16" office:value-type="float" office:value="7584919228.03535" calcext:value-type="float">
            <text:p>7.584.919.228,04</text:p>
          </table:table-cell>
          <table:table-cell table:style-name="ce16" office:value-type="float" office:value="25874956678.4666" calcext:value-type="float">
            <text:p>25.874.956.678,47</text:p>
          </table:table-cell>
          <table:table-cell table:style-name="ce16" office:value-type="float" office:value="760644777.432744" calcext:value-type="float">
            <text:p>760.644.777,43</text:p>
          </table:table-cell>
          <table:table-cell table:style-name="ce16" office:value-type="float" office:value="432724174.113281" calcext:value-type="float">
            <text:p>432.724.174,11</text:p>
          </table:table-cell>
          <table:table-cell table:style-name="ce16" office:value-type="float" office:value="194591817.902034" calcext:value-type="float">
            <text:p>194.591.817,90</text:p>
          </table:table-cell>
          <table:table-cell table:style-name="ce16" office:value-type="float" office:value="7506555570.03707" calcext:value-type="float">
            <text:p>7.506.555.570,04</text:p>
          </table:table-cell>
          <table:table-cell table:style-name="ce16" office:value-type="float" office:value="8466438836.48466" calcext:value-type="float">
            <text:p>8.466.438.836,48</text:p>
          </table:table-cell>
          <table:table-cell table:style-name="ce16" office:value-type="float" office:value="558123999.595174" calcext:value-type="float">
            <text:p>558.123.999,60</text:p>
          </table:table-cell>
          <table:table-cell table:style-name="ce16" office:value-type="float" office:value="58727368888.8867" calcext:value-type="float">
            <text:p>58.727.368.888,89</text:p>
          </table:table-cell>
          <table:table-cell table:style-name="ce16" office:value-type="float" office:value="343546880.566852" calcext:value-type="float">
            <text:p>343.546.880,57</text:p>
          </table:table-cell>
          <table:table-cell table:style-name="ce24" office:value-type="float" office:value="157340169035.29" calcext:value-type="float">
            <text:p>157.340.169.035,29</text:p>
          </table:table-cell>
          <table:table-cell table:style-name="ce19"/>
          <table:table-cell table:style-name="ce28"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table:number-columns-repeated="28"/>
          <table:table-cell table:number-columns-repeated="995"/>
        </table:table-row>
        <table:table-row table:style-name="ro1" table:number-rows-repeated="2">
          <table:table-cell/>
          <table:table-cell table:style-name="ce11" table:number-columns-repeated="28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" table:number-columns-repeated="27"/>
          <table:table-cell table:number-columns-repeated="99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7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8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9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number-style style:name="N111">
      <loext:text> </loext:text>
      <loext:fill-character> </loext:fill-character>
      <number:number number:decimal-places="0" loext:min-decimal-places="0" number:min-integer-digits="1"/>
      <number:text> </number:text>
    </number:number-style>
    <number:number-style style:name="N112">
      <loext:text> </loext:text>
      <loext:fill-character> </loext:fill-character>
      <number:text>(</number:text>
      <number:number number:decimal-places="0" loext:min-decimal-places="0" number:min-integer-digits="1"/>
      <number:text>)</number:text>
    </number:number-style>
    <number:number-style style:name="N113P0" style:volatile="true">
      <loext:text> </loext:text>
      <loext:fill-character> </loext:fill-character>
      <number:number number:decimal-places="0" loext:min-decimal-places="0" number:min-integer-digits="1"/>
      <number:text> </number:text>
    </number:number-style>
    <number:number-style style:name="N113P1" style:volatile="true">
      <loext:text> </loext:text>
      <loext:fill-character> </loext:fill-character>
      <number:text>(</number:text>
      <number:number number:decimal-places="0" loext:min-decimal-places="0" number:min-integer-digits="1"/>
      <number:text>)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írgula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8.01mm" fo:margin-bottom="8.01mm" fo:margin-left="13mm" fo:margin-right="13mm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Marcos Antonio Porto Martins</meta:initial-creator>
    <meta:creation-date>2021-12-21T19:42:30Z</meta:creation-date>
    <dc:date>2021-12-21T16:49:04.972000000</dc:date>
    <meta:editing-duration>PT2M43S</meta:editing-duration>
    <meta:editing-cycles>2</meta:editing-cycles>
    <meta:document-statistic meta:table-count="1" meta:cell-count="1105" meta:object-count="1"/>
  </office:meta>
</office:document-meta>
</file>